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erif" svg:font-family="'DejaVu Serif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nconsolata" svg:font-family="Inconsolata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d" svg:font-family="Monospaced"/>
    <style:font-face style:name="sans-serif" svg:font-family="sans-serif"/>
  </office:font-face-decls>
  <office:automatic-styles>
    <style:style style:name="P1" style:family="paragraph" style:parent-style-name="Preformatted_20_Text" style:master-page-name="">
      <loext:graphic-properties draw:fill="none"/>
      <style:paragraph-properties fo:margin-left="0.7cm" fo:margin-right="0cm" fo:margin-top="0cm" fo:margin-bottom="0cm" style:contextual-spacing="false" fo:text-indent="0cm" style:auto-text-indent="false" style:page-number="auto" fo:background-color="transparent"/>
      <style:text-properties style:font-name="Monospaced" fo:font-size="14pt" officeooo:rsid="0002874d" officeooo:paragraph-rsid="0002874d" style:font-size-asian="14pt" style:font-size-complex="14pt"/>
    </style:style>
    <style:style style:name="P2" style:family="paragraph" style:parent-style-name="Preformatted_20_Text">
      <loext:graphic-properties draw:fill="none" draw:fill-gradient-name="gradient" draw:fill-hatch-name="hatch"/>
      <style:paragraph-properties fo:margin-left="0.7cm" fo:margin-right="0cm" fo:margin-top="0cm" fo:margin-bottom="0cm" style:contextual-spacing="false" fo:text-indent="0cm" style:auto-text-indent="false" fo:background-color="transparent"/>
      <style:text-properties fo:font-variant="normal" fo:text-transform="none" fo:color="#64ae64" loext:opacity="100%" style:font-name="Inconsolata" fo:font-size="14pt" fo:font-style="italic" style:font-size-asian="14pt" style:font-size-complex="14pt"/>
    </style:style>
    <style:style style:name="P3" style:family="paragraph" style:parent-style-name="Preformatted_20_Text" style:master-page-name="">
      <loext:graphic-properties draw:fill="none" draw:fill-gradient-name="gradient" draw:fill-hatch-name="hatch"/>
      <style:paragraph-properties fo:margin-left="0.7cm" fo:margin-right="0cm" fo:margin-top="0cm" fo:margin-bottom="0cm" style:contextual-spacing="false" fo:text-indent="0cm" style:auto-text-indent="false" style:page-number="auto" fo:background-color="transparent"/>
      <style:text-properties fo:font-variant="normal" fo:text-transform="none" style:font-name="Inconsolata" fo:font-size="14pt" fo:font-style="normal" officeooo:rsid="0002874d" officeooo:paragraph-rsid="0002874d" style:font-size-asian="14pt" style:font-size-complex="14pt"/>
    </style:style>
    <style:style style:name="P4" style:family="paragraph" style:parent-style-name="Preformatted_20_Text">
      <loext:graphic-properties draw:fill="none" draw:fill-gradient-name="gradient" draw:fill-hatch-name="hatch"/>
      <style:paragraph-properties fo:margin-left="0.7cm" fo:margin-right="0cm" fo:margin-top="0cm" fo:margin-bottom="0cm" style:contextual-spacing="false" fo:text-indent="0cm" style:auto-text-indent="false" fo:background-color="transparent"/>
      <style:text-properties fo:font-variant="normal" fo:text-transform="none" style:font-name="Inconsolata" fo:font-size="14pt" fo:font-style="normal" style:font-size-asian="14pt" style:font-size-complex="14pt"/>
    </style:style>
    <style:style style:name="P5" style:family="paragraph" style:parent-style-name="Preformatted_20_Text">
      <loext:graphic-properties draw:fill="none"/>
      <style:paragraph-properties fo:margin-left="0.7cm" fo:margin-right="0cm" fo:text-indent="0cm" style:auto-text-indent="false" fo:background-color="transparent"/>
      <style:text-properties fo:font-variant="normal" fo:text-transform="none" style:font-name="Inconsolata" fo:font-size="14pt" fo:font-style="normal" style:font-size-asian="14pt" style:font-size-complex="14pt"/>
    </style:style>
    <style:style style:name="P6" style:family="paragraph" style:parent-style-name="Preformatted_20_Text" style:master-page-name="">
      <loext:graphic-properties draw:fill="none"/>
      <style:paragraph-properties fo:margin-left="0.7cm" fo:margin-right="0cm" fo:text-indent="0cm" style:auto-text-indent="false" style:page-number="auto" fo:background-color="transparent"/>
      <style:text-properties fo:font-variant="normal" fo:text-transform="none" style:font-name="Inconsolata" fo:font-size="14pt" fo:font-style="normal" style:font-size-asian="14pt" style:font-size-complex="14pt"/>
    </style:style>
    <style:style style:name="P7" style:family="paragraph" style:parent-style-name="Preformatted_20_Text" style:master-page-name="">
      <loext:graphic-properties draw:fill="none" draw:fill-gradient-name="gradient" draw:fill-hatch-name="hatch"/>
      <style:paragraph-properties fo:margin-left="1cm" fo:margin-right="0cm" fo:margin-top="0cm" fo:margin-bottom="0cm" style:contextual-spacing="false" fo:text-indent="0cm" style:auto-text-indent="false" style:page-number="auto" fo:background-color="transparent"/>
      <style:text-properties fo:font-variant="normal" fo:text-transform="none" fo:color="#000000" loext:opacity="100%" style:font-name="DejaVu Serif" fo:font-size="14pt" fo:font-style="normal" officeooo:rsid="0002874d" officeooo:paragraph-rsid="0002874d" style:font-size-asian="14pt" style:font-size-complex="14pt"/>
    </style:style>
    <style:style style:name="P8" style:family="paragraph" style:parent-style-name="Preformatted_20_Text" style:master-page-name="">
      <loext:graphic-properties draw:fill="none" draw:fill-gradient-name="gradient" draw:fill-hatch-name="hatch"/>
      <style:paragraph-properties fo:margin-left="1cm" fo:margin-right="0cm" fo:margin-top="0cm" fo:margin-bottom="0cm" style:contextual-spacing="false" fo:text-indent="0cm" style:auto-text-indent="false" style:page-number="auto" fo:background-color="transparent" style:writing-mode="lr-tb"/>
      <style:text-properties fo:font-variant="normal" fo:text-transform="none" fo:color="#000000" loext:opacity="100%" style:font-name="DejaVu Serif" fo:font-size="14pt" fo:font-style="normal" officeooo:rsid="0002874d" officeooo:paragraph-rsid="0002874d" style:font-size-asian="14pt" style:font-size-complex="14pt"/>
    </style:style>
    <style:style style:name="P9" style:family="paragraph" style:parent-style-name="Preformatted_20_Text" style:master-page-name="">
      <loext:graphic-properties draw:fill="none" draw:fill-gradient-name="gradient" draw:fill-hatch-name="hatch"/>
      <style:paragraph-properties fo:margin-left="0.6cm" fo:margin-right="0cm" fo:margin-top="0cm" fo:margin-bottom="0cm" style:contextual-spacing="false" fo:text-indent="0cm" style:auto-text-indent="false" style:page-number="auto" fo:background-color="transparent"/>
      <style:text-properties fo:font-variant="normal" fo:text-transform="none" fo:color="#000000" loext:opacity="100%" style:font-name="DejaVu Serif" fo:font-size="14pt" fo:font-style="normal" officeooo:rsid="0002874d" officeooo:paragraph-rsid="0002874d" style:font-size-asian="14pt" style:font-size-complex="14pt"/>
    </style:style>
    <style:style style:name="P10" style:family="paragraph" style:parent-style-name="Preformatted_20_Text">
      <loext:graphic-properties draw:fill="none" draw:fill-gradient-name="gradient" draw:fill-hatch-name="hatch"/>
      <style:paragraph-properties fo:margin-left="1cm" fo:margin-right="0cm" fo:margin-top="0cm" fo:margin-bottom="0cm" style:contextual-spacing="false" fo:text-indent="0cm" style:auto-text-indent="false" fo:background-color="transparent"/>
      <style:text-properties fo:font-variant="normal" fo:text-transform="none" fo:color="#000000" loext:opacity="100%" style:font-name="DejaVu Serif" fo:font-size="14pt" fo:font-style="normal" officeooo:rsid="0002874d" style:font-size-asian="14pt" style:font-size-complex="14pt"/>
    </style:style>
    <style:style style:name="P11" style:family="paragraph" style:parent-style-name="Preformatted_20_Text" style:master-page-name="">
      <loext:graphic-properties draw:fill="none" draw:fill-gradient-name="gradient" draw:fill-hatch-name="hatch"/>
      <style:paragraph-properties fo:margin-left="1cm" fo:margin-right="0cm" fo:margin-top="0cm" fo:margin-bottom="0cm" style:contextual-spacing="false" fo:text-indent="0cm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loext:opacity="100%" style:font-name="DejaVu Serif" fo:font-size="14pt" fo:font-style="normal" officeooo:rsid="0002874d" officeooo:paragraph-rsid="0002874d" style:font-size-asian="14pt" style:font-size-complex="14pt"/>
    </style:style>
    <style:style style:name="P12" style:family="paragraph" style:parent-style-name="Preformatted_20_Text" style:master-page-name="">
      <loext:graphic-properties draw:fill="none" draw:fill-gradient-name="gradient" draw:fill-hatch-name="hatch"/>
      <style:paragraph-properties fo:margin-left="0.6cm" fo:margin-right="0cm" fo:margin-top="0cm" fo:margin-bottom="0cm" style:contextual-spacing="false" fo:text-indent="0cm" style:auto-text-indent="false" style:page-number="auto" fo:background-color="transparent" style:writing-mode="lr-tb"/>
      <style:text-properties fo:font-variant="normal" fo:text-transform="none" fo:color="#000000" loext:opacity="100%" style:font-name="DejaVu Serif" fo:font-size="14pt" fo:font-style="normal" officeooo:rsid="000a0809" officeooo:paragraph-rsid="000a0809" style:font-size-asian="14pt" style:font-size-complex="14pt"/>
    </style:style>
    <style:style style:name="P13" style:family="paragraph" style:parent-style-name="Preformatted_20_Text" style:master-page-name="">
      <loext:graphic-properties draw:fill="none" draw:fill-gradient-name="gradient" draw:fill-hatch-name="hatch"/>
      <style:paragraph-properties fo:margin-left="1cm" fo:margin-right="0cm" fo:margin-top="0cm" fo:margin-bottom="0cm" style:contextual-spacing="false" fo:text-indent="0cm" style:auto-text-indent="false" style:page-number="auto" fo:background-color="transparent"/>
      <style:text-properties fo:font-variant="normal" fo:text-transform="none" fo:color="#000000" loext:opacity="100%" style:font-name="DejaVu Serif" fo:font-size="14pt" fo:font-style="normal" officeooo:rsid="000a0809" officeooo:paragraph-rsid="000a0809" style:font-size-asian="14pt" style:font-size-complex="14pt"/>
    </style:style>
    <style:style style:name="P14" style:family="paragraph" style:parent-style-name="Preformatted_20_Text" style:master-page-name="">
      <loext:graphic-properties draw:fill="none" draw:fill-gradient-name="gradient" draw:fill-hatch-name="hatch"/>
      <style:paragraph-properties fo:margin-left="0.6cm" fo:margin-right="0cm" fo:margin-top="0cm" fo:margin-bottom="0cm" style:contextual-spacing="false" fo:text-indent="0cm" style:auto-text-indent="false" style:page-number="auto" fo:background-color="transparent"/>
      <style:text-properties fo:font-variant="normal" fo:text-transform="none" style:font-name="DejaVu Serif" fo:font-size="14pt" fo:font-style="normal" officeooo:rsid="0002874d" officeooo:paragraph-rsid="0002874d" style:font-size-asian="14pt" style:font-size-complex="14pt"/>
    </style:style>
    <style:style style:name="P15" style:family="paragraph" style:parent-style-name="Preformatted_20_Text" style:master-page-name="">
      <loext:graphic-properties draw:fill="none" draw:fill-gradient-name="gradient" draw:fill-hatch-name="hatch"/>
      <style:paragraph-properties fo:margin-left="1cm" fo:margin-right="0cm" fo:margin-top="0cm" fo:margin-bottom="0cm" style:contextual-spacing="false" fo:text-indent="0cm" style:auto-text-indent="false" style:page-number="auto" fo:background-color="transparent" style:writing-mode="lr-tb"/>
      <style:text-properties fo:font-variant="normal" fo:text-transform="none" style:font-name="DejaVu Serif" fo:font-size="14pt" fo:font-style="normal" officeooo:paragraph-rsid="0002874d" style:font-size-asian="14pt" style:font-size-complex="14pt"/>
    </style:style>
    <style:style style:name="P16" style:family="paragraph" style:parent-style-name="Preformatted_20_Text">
      <loext:graphic-properties draw:fill="none" draw:fill-gradient-name="gradient" draw:fill-hatch-name="hatch"/>
      <style:paragraph-properties fo:margin-left="1cm" fo:margin-right="0cm" fo:margin-top="0cm" fo:margin-bottom="0cm" style:contextual-spacing="false" fo:text-indent="0cm" style:auto-text-indent="false" fo:background-color="transparent"/>
      <style:text-properties fo:font-variant="normal" fo:text-transform="none" style:font-name="DejaVu Serif" fo:font-size="14pt" fo:font-style="normal" style:font-size-asian="14pt" style:font-size-complex="14pt"/>
    </style:style>
    <style:style style:name="P17" style:family="paragraph" style:parent-style-name="Preformatted_20_Text">
      <loext:graphic-properties draw:fill="none" draw:fill-gradient-name="gradient" draw:fill-hatch-name="hatch"/>
      <style:paragraph-properties fo:margin-left="1cm" fo:margin-right="0cm" fo:margin-top="0cm" fo:margin-bottom="0cm" style:contextual-spacing="false" fo:text-indent="0cm" style:auto-text-indent="false" fo:background-color="transparent">
        <style:tab-stops/>
      </style:paragraph-properties>
      <style:text-properties fo:font-variant="normal" fo:text-transform="none" style:font-name="DejaVu Serif" fo:font-size="14pt" fo:font-style="normal" style:font-size-asian="14pt" style:font-size-complex="14pt"/>
    </style:style>
    <style:style style:name="P18" style:family="paragraph" style:parent-style-name="Preformatted_20_Text" style:master-page-name="">
      <loext:graphic-properties draw:fill="none" draw:fill-gradient-name="gradient" draw:fill-hatch-name="hatch"/>
      <style:paragraph-properties fo:margin-left="1cm" fo:margin-right="0cm" fo:margin-top="0cm" fo:margin-bottom="0cm" style:contextual-spacing="false" fo:text-indent="0cm" style:auto-text-indent="false" style:page-number="auto" fo:background-color="transparent"/>
      <style:text-properties fo:font-variant="normal" fo:text-transform="none" style:font-name="DejaVu Serif" fo:font-size="14pt" fo:font-style="normal" officeooo:rsid="000a0809" officeooo:paragraph-rsid="000a0809" style:font-size-asian="14pt" style:font-size-complex="14pt"/>
    </style:style>
    <style:style style:name="P19" style:family="paragraph" style:parent-style-name="Preformatted_20_Text">
      <loext:graphic-properties draw:fill="none" draw:fill-gradient-name="gradient" draw:fill-hatch-name="hatch"/>
      <style:paragraph-properties fo:margin-left="1cm" fo:margin-right="0cm" fo:margin-top="0cm" fo:margin-bottom="0cm" style:contextual-spacing="false" fo:text-indent="0cm" style:auto-text-indent="false" fo:background-color="transparent"/>
      <style:text-properties style:font-name="DejaVu Serif" fo:font-size="14pt" style:font-size-asian="14pt" style:font-size-complex="14pt"/>
    </style:style>
    <style:style style:name="P20" style:family="paragraph" style:parent-style-name="Preformatted_20_Text">
      <loext:graphic-properties draw:fill="none" draw:fill-gradient-name="gradient" draw:fill-hatch-name="hatch"/>
      <style:paragraph-properties fo:margin-left="1cm" fo:margin-right="0cm" fo:margin-top="0cm" fo:margin-bottom="0cm" style:contextual-spacing="false" fo:text-indent="0cm" style:auto-text-indent="false" fo:background-color="transparent">
        <style:tab-stops/>
      </style:paragraph-properties>
      <style:text-properties style:font-name="DejaVu Serif" fo:font-size="14pt" style:font-size-asian="14pt" style:font-size-complex="14pt"/>
    </style:style>
    <style:style style:name="P21" style:family="paragraph" style:parent-style-name="Preformatted_20_Text">
      <loext:graphic-properties draw:fill="none" draw:fill-gradient-name="gradient" draw:fill-hatch-name="hatch"/>
      <style:paragraph-properties fo:margin-left="1cm" fo:margin-right="0cm" fo:margin-top="0cm" fo:margin-bottom="0cm" style:contextual-spacing="false" fo:text-indent="0cm" style:auto-text-indent="false" fo:background-color="transparent"/>
      <style:text-properties style:font-name="DejaVu Serif" fo:font-size="14pt" officeooo:rsid="000a0809" officeooo:paragraph-rsid="000a0809" style:font-size-asian="14pt" style:font-size-complex="14pt"/>
    </style:style>
    <style:style style:name="P22" style:family="paragraph" style:parent-style-name="Standard">
      <style:text-properties style:font-name="DejaVu Serif" fo:font-size="14pt" officeooo:paragraph-rsid="0002874d" style:font-size-asian="14pt" style:font-size-complex="14pt"/>
    </style:style>
    <style:style style:name="P23" style:family="paragraph" style:parent-style-name="Standard" style:master-page-name="">
      <loext:graphic-properties draw:fill="none" draw:fill-gradient-name="gradient" draw:fill-hatch-name="hatch"/>
      <style:paragraph-properties fo:margin-left="0.6cm" fo:margin-right="0cm" fo:margin-top="0cm" fo:margin-bottom="0cm" style:contextual-spacing="false" fo:text-indent="0cm" style:auto-text-indent="false" style:page-number="auto" fo:background-color="transparent" style:writing-mode="lr-tb"/>
      <style:text-properties style:font-name="DejaVu Serif" fo:font-size="14pt" officeooo:paragraph-rsid="0002874d" style:font-size-asian="14pt" style:font-size-complex="14pt"/>
    </style:style>
    <style:style style:name="P24" style:family="paragraph" style:parent-style-name="Standard">
      <style:text-properties style:font-name="DejaVu Serif" fo:font-size="14pt" officeooo:rsid="0002874d" officeooo:paragraph-rsid="0002874d" style:font-size-asian="14pt" style:font-size-complex="14p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text-indent="0cm" style:auto-text-indent="false" fo:break-before="page" fo:background-color="transparent"/>
      <style:text-properties style:font-name="DejaVu Serif" fo:font-size="14pt" officeooo:rsid="0002874d" officeooo:paragraph-rsid="0002874d" style:font-size-asian="14pt" style:font-size-complex="14p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style:font-name="DejaVu Serif" fo:font-size="14pt" officeooo:rsid="0002874d" officeooo:paragraph-rsid="0002874d" style:font-size-asian="14pt" style:font-size-complex="14pt"/>
    </style:style>
    <style:style style:name="P27" style:family="paragraph" style:parent-style-name="Preformatted_20_Text">
      <loext:graphic-properties draw:fill="none" draw:fill-gradient-name="gradient" draw:fill-hatch-name="hatch"/>
      <style:paragraph-properties fo:margin-left="0.7cm" fo:margin-right="0cm" fo:margin-top="0cm" fo:margin-bottom="0cm" style:contextual-spacing="false" fo:text-indent="0cm" style:auto-text-indent="false" fo:background-color="transparent"/>
      <style:text-properties style:font-name="Inconsolata" fo:font-size="14pt" style:font-size-asian="14pt" style:font-size-complex="14pt"/>
    </style:style>
    <style:style style:name="P28" style:family="paragraph" style:parent-style-name="Preformatted_20_Text">
      <loext:graphic-properties draw:fill="none"/>
      <style:paragraph-properties fo:margin-left="0.7cm" fo:margin-right="0cm" fo:margin-top="0cm" fo:margin-bottom="0.499cm" style:contextual-spacing="false" fo:text-indent="0cm" style:auto-text-indent="false" fo:background-color="transparent"/>
      <style:text-properties style:font-name="Inconsolata" fo:font-size="14pt" style:font-size-asian="14pt" style:font-size-complex="14pt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style:font-name="Inconsolata" fo:font-size="14pt" officeooo:rsid="0002874d" officeooo:paragraph-rsid="0002874d" style:font-size-asian="14pt" style:font-size-complex="14pt"/>
    </style:style>
    <style:style style:name="P30" style:family="paragraph" style:parent-style-name="Preformatted_20_Text">
      <loext:graphic-properties draw:fill-gradient-name="gradient" draw:fill-hatch-name="hatch"/>
      <style:paragraph-properties fo:margin-left="0cm" fo:margin-right="0cm" fo:margin-top="0cm" fo:margin-bottom="0cm" style:contextual-spacing="false" fo:text-indent="0cm" style:auto-text-indent="false" style:writing-mode="lr-tb"/>
      <style:text-properties fo:color="#000000" loext:opacity="100%" style:font-name="DejaVu Serif" fo:font-size="14pt" officeooo:rsid="0002874d" officeooo:paragraph-rsid="0002874d" style:font-size-asian="14pt" style:font-size-complex="14pt"/>
    </style:style>
    <style:style style:name="P31" style:family="paragraph" style:parent-style-name="Preformatted_20_Text">
      <loext:graphic-properties draw:fill="none" draw:fill-gradient-name="gradient" draw:fill-hatch-name="hatch"/>
      <style:paragraph-properties fo:margin-left="0cm" fo:margin-right="0cm" fo:margin-top="0cm" fo:margin-bottom="0cm" style:contextual-spacing="false" fo:text-indent="0cm" style:auto-text-indent="false" fo:background-color="transparent" style:writing-mode="lr-tb"/>
      <style:text-properties fo:color="#000000" loext:opacity="100%" style:font-name="DejaVu Serif" fo:font-size="14pt" officeooo:rsid="0002874d" officeooo:paragraph-rsid="0002874d" style:font-size-asian="14pt" style:font-size-complex="14pt"/>
    </style:style>
    <style:style style:name="P32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indent="0cm" style:auto-text-indent="false" fo:background-color="transparent" style:writing-mode="lr-tb"/>
      <style:text-properties fo:color="#000000" loext:opacity="100%" style:font-name="DejaVu Serif" fo:font-size="14pt" officeooo:rsid="0002874d" officeooo:paragraph-rsid="0002874d" style:font-size-asian="14pt" style:font-size-complex="14pt"/>
    </style:style>
    <style:style style:name="P33" style:family="paragraph" style:parent-style-name="Preformatted_20_Text">
      <loext:graphic-properties draw:fill="none" draw:fill-gradient-name="gradient" draw:fill-hatch-name="hatch"/>
      <style:paragraph-properties fo:margin-left="1cm" fo:margin-right="0cm" fo:margin-top="0cm" fo:margin-bottom="0cm" style:contextual-spacing="false" fo:text-indent="0cm" style:auto-text-indent="false" fo:background-color="transparent"/>
      <style:text-properties fo:color="#000000" loext:opacity="100%" style:font-name="DejaVu Serif" fo:font-size="14pt" officeooo:rsid="0002874d" officeooo:paragraph-rsid="0002874d" style:font-size-asian="14pt" style:font-size-complex="14pt"/>
    </style:style>
    <style:style style:name="P34" style:family="paragraph" style:parent-style-name="Preformatted_20_Text" style:master-page-name="">
      <loext:graphic-properties draw:fill="none" draw:fill-gradient-name="gradient" draw:fill-hatch-name="hatch"/>
      <style:paragraph-properties fo:margin-left="1cm" fo:margin-right="0cm" fo:margin-top="0cm" fo:margin-bottom="0cm" style:contextual-spacing="false" fo:text-indent="0cm" style:auto-text-indent="false" style:page-number="auto" fo:background-color="transparent"/>
      <style:text-properties fo:color="#000000" loext:opacity="100%" style:font-name="DejaVu Serif" fo:font-size="14pt" officeooo:rsid="0002874d" officeooo:paragraph-rsid="0002874d" style:font-size-asian="14pt" style:font-size-complex="14pt"/>
    </style:style>
    <style:style style:name="P35" style:family="paragraph" style:parent-style-name="Preformatted_20_Text" style:master-page-name="">
      <loext:graphic-properties draw:fill="none" draw:fill-gradient-name="gradient" draw:fill-hatch-name="hatch"/>
      <style:paragraph-properties fo:margin-left="1cm" fo:margin-right="0cm" fo:margin-top="0cm" fo:margin-bottom="0cm" style:contextual-spacing="false" fo:text-indent="0cm" style:auto-text-indent="false" style:page-number="auto" fo:background-color="transparent" style:writing-mode="lr-tb"/>
      <style:text-properties fo:color="#000000" loext:opacity="100%" style:font-name="DejaVu Serif" fo:font-size="14pt" officeooo:rsid="0002874d" officeooo:paragraph-rsid="0002874d" style:font-size-asian="14pt" style:font-size-complex="14pt"/>
    </style:style>
    <style:style style:name="P36" style:family="paragraph" style:parent-style-name="Standard" style:master-page-name="">
      <loext:graphic-properties draw:fill="none" draw:fill-gradient-name="gradient" draw:fill-hatch-name="hatch"/>
      <style:paragraph-properties fo:margin-left="1cm" fo:margin-right="0cm" fo:margin-top="0cm" fo:margin-bottom="0cm" style:contextual-spacing="false" fo:text-indent="0cm" style:auto-text-indent="false" style:page-number="auto" fo:background-color="transparent" style:writing-mode="lr-tb"/>
      <style:text-properties fo:color="#000000" loext:opacity="100%" style:font-name="DejaVu Serif" fo:font-size="14pt" officeooo:rsid="0002874d" officeooo:paragraph-rsid="0002874d" style:font-size-asian="14pt" style:font-size-complex="14pt"/>
    </style:style>
    <style:style style:name="P37" style:family="paragraph" style:parent-style-name="Standard" style:master-page-name="">
      <loext:graphic-properties draw:fill="none" draw:fill-gradient-name="gradient" draw:fill-hatch-name="hatch"/>
      <style:paragraph-properties fo:margin-left="1cm" fo:margin-right="0cm" fo:margin-top="0cm" fo:margin-bottom="0cm" style:contextual-spacing="false" fo:text-indent="0cm" style:auto-text-indent="false" style:page-number="auto" fo:background-color="transparent"/>
      <style:text-properties fo:color="#000000" loext:opacity="100%" style:font-name="DejaVu Serif" fo:font-size="14pt" officeooo:rsid="0002874d" officeooo:paragraph-rsid="0002874d" style:font-size-asian="14pt" style:font-size-complex="14pt"/>
    </style:style>
    <style:style style:name="P38" style:family="paragraph" style:parent-style-name="Preformatted_20_Text">
      <loext:graphic-properties draw:fill="none" draw:fill-gradient-name="gradient" draw:fill-hatch-name="hatch"/>
      <style:paragraph-properties fo:margin-left="1cm" fo:margin-right="0cm" fo:margin-top="0cm" fo:margin-bottom="0cm" style:contextual-spacing="false" fo:text-indent="0cm" style:auto-text-indent="false" fo:background-color="transparent" style:writing-mode="lr-tb"/>
      <style:text-properties fo:color="#000000" loext:opacity="100%" style:font-name="DejaVu Serif" fo:font-size="14pt" officeooo:rsid="0002874d" officeooo:paragraph-rsid="0002874d" style:font-size-asian="14pt" style:font-size-complex="14pt"/>
    </style:style>
    <style:style style:name="P39" style:family="paragraph" style:parent-style-name="Standard">
      <loext:graphic-properties draw:fill="none" draw:fill-gradient-name="gradient" draw:fill-hatch-name="hatch"/>
      <style:paragraph-properties fo:margin-left="1cm" fo:margin-right="0cm" fo:margin-top="0cm" fo:margin-bottom="0cm" style:contextual-spacing="false" fo:text-indent="0cm" style:auto-text-indent="false" fo:background-color="transparent" style:writing-mode="lr-tb"/>
      <style:text-properties fo:color="#000000" loext:opacity="100%" style:font-name="DejaVu Serif" fo:font-size="14pt" officeooo:rsid="0002874d" officeooo:paragraph-rsid="0002874d" style:font-size-asian="14pt" style:font-size-complex="14pt"/>
    </style:style>
    <style:style style:name="P40" style:family="paragraph" style:parent-style-name="Standard">
      <loext:graphic-properties draw:fill="none" draw:fill-gradient-name="gradient" draw:fill-hatch-name="hatch"/>
      <style:paragraph-properties fo:margin-left="1cm" fo:margin-right="0cm" fo:margin-top="0cm" fo:margin-bottom="0cm" style:contextual-spacing="false" fo:text-indent="0cm" style:auto-text-indent="false" fo:background-color="transparent"/>
      <style:text-properties fo:color="#000000" loext:opacity="100%" style:font-name="DejaVu Serif" fo:font-size="14pt" officeooo:rsid="0002874d" officeooo:paragraph-rsid="0002874d" style:font-size-asian="14pt" style:font-size-complex="14pt"/>
    </style:style>
    <style:style style:name="P41" style:family="paragraph" style:parent-style-name="Preformatted_20_Text">
      <loext:graphic-properties draw:fill="none" draw:fill-gradient-name="gradient" draw:fill-hatch-name="hatch"/>
      <style:paragraph-properties fo:margin-left="0.6cm" fo:margin-right="0cm" fo:margin-top="0cm" fo:margin-bottom="0cm" style:contextual-spacing="false" fo:text-indent="0cm" style:auto-text-indent="false" fo:background-color="transparent"/>
      <style:text-properties fo:color="#000000" loext:opacity="100%" style:font-name="DejaVu Serif" fo:font-size="14pt" officeooo:rsid="0002874d" officeooo:paragraph-rsid="0002874d" style:font-size-asian="14pt" style:font-size-complex="14pt"/>
    </style:style>
    <style:style style:name="P42" style:family="paragraph" style:parent-style-name="Preformatted_20_Text" style:master-page-name="">
      <loext:graphic-properties draw:fill="none" draw:fill-gradient-name="gradient" draw:fill-hatch-name="hatch"/>
      <style:paragraph-properties fo:margin-left="0.6cm" fo:margin-right="0cm" fo:margin-top="0cm" fo:margin-bottom="0cm" style:contextual-spacing="false" fo:text-indent="0cm" style:auto-text-indent="false" style:page-number="auto" fo:background-color="transparent" style:writing-mode="lr-tb"/>
      <style:text-properties fo:color="#000000" loext:opacity="100%" style:font-name="DejaVu Serif" fo:font-size="14pt" officeooo:rsid="0002874d" officeooo:paragraph-rsid="0002874d" style:font-size-asian="14pt" style:font-size-complex="14pt"/>
    </style:style>
    <style:style style:name="P43" style:family="paragraph" style:parent-style-name="Standard" style:master-page-name="">
      <loext:graphic-properties draw:fill="none" draw:fill-gradient-name="gradient" draw:fill-hatch-name="hatch"/>
      <style:paragraph-properties fo:margin-left="0.6cm" fo:margin-right="0cm" fo:margin-top="0cm" fo:margin-bottom="0cm" style:contextual-spacing="false" fo:text-indent="0cm" style:auto-text-indent="false" style:page-number="auto" fo:background-color="transparent" style:writing-mode="lr-tb"/>
      <style:text-properties fo:color="#000000" loext:opacity="100%" style:font-name="DejaVu Serif" fo:font-size="14pt" officeooo:rsid="0002874d" officeooo:paragraph-rsid="0002874d" style:font-size-asian="14pt" style:font-size-complex="14pt"/>
    </style:style>
    <style:style style:name="P44" style:family="paragraph" style:parent-style-name="Standard" style:master-page-name="">
      <loext:graphic-properties draw:fill="none" draw:fill-gradient-name="gradient" draw:fill-hatch-name="hatch"/>
      <style:paragraph-properties fo:margin-left="0.6cm" fo:margin-right="0cm" fo:margin-top="0cm" fo:margin-bottom="0cm" style:contextual-spacing="false" fo:text-indent="0cm" style:auto-text-indent="false" style:page-number="auto" fo:background-color="transparent"/>
      <style:text-properties fo:color="#000000" loext:opacity="100%" style:font-name="DejaVu Serif" fo:font-size="14pt" officeooo:rsid="0002874d" officeooo:paragraph-rsid="0002874d" style:font-size-asian="14pt" style:font-size-complex="14pt"/>
    </style:style>
    <style:style style:name="P45" style:family="paragraph" style:parent-style-name="Preformatted_20_Text">
      <loext:graphic-properties draw:fill="none" draw:fill-gradient-name="gradient" draw:fill-hatch-name="hatch"/>
      <style:paragraph-properties fo:margin-left="0.6cm" fo:margin-right="0cm" fo:margin-top="0cm" fo:margin-bottom="0cm" style:contextual-spacing="false" fo:text-indent="0cm" style:auto-text-indent="false" fo:background-color="transparent" style:writing-mode="lr-tb"/>
      <style:text-properties fo:color="#000000" loext:opacity="100%" style:font-name="DejaVu Serif" fo:font-size="14pt" officeooo:rsid="0002874d" officeooo:paragraph-rsid="0002874d" style:font-size-asian="14pt" style:font-size-complex="14pt"/>
    </style:style>
    <style:style style:name="P46" style:family="paragraph" style:parent-style-name="Standard">
      <loext:graphic-properties draw:fill="none" draw:fill-gradient-name="gradient" draw:fill-hatch-name="hatch"/>
      <style:paragraph-properties fo:margin-left="0.6cm" fo:margin-right="0cm" fo:margin-top="0cm" fo:margin-bottom="0cm" style:contextual-spacing="false" fo:text-indent="0cm" style:auto-text-indent="false" fo:background-color="transparent" style:writing-mode="lr-tb"/>
      <style:text-properties fo:color="#000000" loext:opacity="100%" style:font-name="DejaVu Serif" fo:font-size="14pt" officeooo:rsid="0002874d" officeooo:paragraph-rsid="0002874d" style:font-size-asian="14pt" style:font-size-complex="14pt"/>
    </style:style>
    <style:style style:name="P47" style:family="paragraph" style:parent-style-name="Standard">
      <loext:graphic-properties draw:fill="none" draw:fill-gradient-name="gradient" draw:fill-hatch-name="hatch"/>
      <style:paragraph-properties fo:margin-left="0.6cm" fo:margin-right="0cm" fo:margin-top="0cm" fo:margin-bottom="0cm" style:contextual-spacing="false" fo:text-indent="0cm" style:auto-text-indent="false" fo:background-color="transparent"/>
      <style:text-properties fo:color="#000000" loext:opacity="100%" style:font-name="DejaVu Serif" fo:font-size="14pt" officeooo:rsid="0002874d" officeooo:paragraph-rsid="0002874d" style:font-size-asian="14pt" style:font-size-complex="14pt"/>
    </style:style>
    <style:style style:name="P48" style:family="paragraph" style:parent-style-name="Preformatted_20_Text" style:master-page-name="">
      <loext:graphic-properties draw:fill="none" draw:fill-gradient-name="gradient" draw:fill-hatch-name="hatch"/>
      <style:paragraph-properties fo:margin-left="1cm" fo:margin-right="0cm" fo:margin-top="0cm" fo:margin-bottom="0cm" style:contextual-spacing="false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DejaVu Serif" fo:font-size="14pt" officeooo:rsid="0002874d" officeooo:paragraph-rsid="0002874d" style:font-size-asian="14pt" style:font-size-complex="14pt"/>
    </style:style>
    <style:style style:name="P49" style:family="paragraph" style:parent-style-name="Standard" style:master-page-name="">
      <loext:graphic-properties draw:fill="none" draw:fill-gradient-name="gradient" draw:fill-hatch-name="hatch"/>
      <style:paragraph-properties fo:margin-left="1cm" fo:margin-right="0cm" fo:margin-top="0cm" fo:margin-bottom="0cm" style:contextual-spacing="false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DejaVu Serif" fo:font-size="14pt" officeooo:rsid="0002874d" officeooo:paragraph-rsid="0002874d" style:font-size-asian="14pt" style:font-size-complex="14pt"/>
    </style:style>
    <style:style style:name="P50" style:family="paragraph" style:parent-style-name="Preformatted_20_Text">
      <loext:graphic-properties draw:fill="none" draw:fill-gradient-name="gradient" draw:fill-hatch-name="hatch"/>
      <style:paragraph-properties fo:margin-left="1cm" fo:margin-right="0cm" fo:margin-top="0cm" fo:margin-bottom="0cm" style:contextual-spacing="false" fo:text-indent="0cm" style:auto-text-indent="false" fo:background-color="transparent" style:writing-mode="lr-tb">
        <style:tab-stops/>
      </style:paragraph-properties>
      <style:text-properties fo:color="#000000" loext:opacity="100%" style:font-name="DejaVu Serif" fo:font-size="14pt" officeooo:rsid="0002874d" officeooo:paragraph-rsid="0002874d" style:font-size-asian="14pt" style:font-size-complex="14pt"/>
    </style:style>
    <style:style style:name="P51" style:family="paragraph" style:parent-style-name="Standard">
      <loext:graphic-properties draw:fill="none" draw:fill-gradient-name="gradient" draw:fill-hatch-name="hatch"/>
      <style:paragraph-properties fo:margin-left="1cm" fo:margin-right="0cm" fo:margin-top="0cm" fo:margin-bottom="0cm" style:contextual-spacing="false" fo:text-indent="0cm" style:auto-text-indent="false" fo:background-color="transparent" style:writing-mode="lr-tb">
        <style:tab-stops/>
      </style:paragraph-properties>
      <style:text-properties fo:color="#000000" loext:opacity="100%" style:font-name="DejaVu Serif" fo:font-size="14pt" officeooo:rsid="0002874d" officeooo:paragraph-rsid="0002874d" style:font-size-asian="14pt" style:font-size-complex="14pt"/>
    </style:style>
    <style:style style:name="P52" style:family="paragraph" style:parent-style-name="Preformatted_20_Text">
      <loext:graphic-properties draw:fill="none"/>
      <style:paragraph-properties fo:margin-left="0cm" fo:margin-right="0cm" fo:margin-top="0cm" fo:margin-bottom="0.499cm" style:contextual-spacing="false" fo:text-indent="0cm" style:auto-text-indent="false" fo:background-color="transparent"/>
      <style:text-properties fo:font-variant="normal" fo:text-transform="none" fo:color="#000000" loext:opacity="100%" style:font-name="DejaVu Serif" fo:font-size="14pt" fo:font-style="normal" officeooo:rsid="0002874d" officeooo:paragraph-rsid="0002874d" style:font-size-asian="14pt" style:font-size-complex="14pt"/>
    </style:style>
    <style:style style:name="P53" style:family="paragraph" style:parent-style-name="Preformatted_20_Text" style:master-page-name="">
      <loext:graphic-properties draw:fill="none" draw:fill-gradient-name="gradient" draw:fill-hatch-name="hatch"/>
      <style:paragraph-properties fo:margin-left="0.499cm" fo:margin-right="0cm" fo:margin-top="0cm" fo:margin-bottom="0cm" style:contextual-spacing="false" fo:text-indent="0cm" style:auto-text-indent="false" style:page-number="auto" fo:background-color="transparent"/>
      <style:text-properties fo:font-variant="normal" fo:text-transform="none" fo:color="#000000" loext:opacity="100%" style:font-name="DejaVu Serif" fo:font-size="14pt" fo:font-style="normal" officeooo:rsid="0002874d" officeooo:paragraph-rsid="0002874d" style:font-size-asian="14pt" style:font-size-complex="14pt"/>
    </style:style>
    <style:style style:name="P54" style:family="paragraph" style:parent-style-name="Preformatted_20_Text" style:master-page-name="">
      <loext:graphic-properties draw:fill="none" draw:fill-gradient-name="gradient" draw:fill-hatch-name="hatch"/>
      <style:paragraph-properties fo:margin-left="1cm" fo:margin-right="0cm" fo:margin-top="0cm" fo:margin-bottom="0cm" style:contextual-spacing="false" fo:text-indent="0cm" style:auto-text-indent="false" style:page-number="auto" fo:background-color="transparent"/>
      <style:text-properties fo:font-variant="normal" fo:text-transform="none" fo:color="#000000" loext:opacity="100%" style:font-name="DejaVu Serif" fo:font-size="14pt" fo:font-style="normal" officeooo:rsid="0002874d" officeooo:paragraph-rsid="0002874d" style:font-size-asian="14pt" style:font-size-complex="14pt"/>
    </style:style>
    <style:style style:name="P55" style:family="paragraph" style:parent-style-name="Preformatted_20_Text">
      <loext:graphic-properties draw:fill="none" draw:fill-gradient-name="gradient" draw:fill-hatch-name="hatch"/>
      <style:paragraph-properties fo:margin-left="1cm" fo:margin-right="0cm" fo:margin-top="0cm" fo:margin-bottom="0cm" style:contextual-spacing="false" fo:text-indent="0cm" style:auto-text-indent="false" fo:background-color="transparent"/>
      <style:text-properties fo:font-variant="normal" fo:text-transform="none" fo:color="#000000" loext:opacity="100%" style:font-name="DejaVu Serif" fo:font-size="14pt" fo:font-style="normal" officeooo:rsid="0002874d" officeooo:paragraph-rsid="0002874d" style:font-size-asian="14pt" style:font-size-complex="14pt"/>
    </style:style>
    <style:style style:name="P56" style:family="paragraph" style:parent-style-name="Preformatted_20_Text" style:master-page-name="">
      <loext:graphic-properties draw:fill="none" draw:fill-gradient-name="gradient" draw:fill-hatch-name="hatch"/>
      <style:paragraph-properties fo:margin-left="0.6cm" fo:margin-right="0cm" fo:margin-top="0cm" fo:margin-bottom="0cm" style:contextual-spacing="false" fo:text-indent="0cm" style:auto-text-indent="false" style:page-number="auto" fo:background-color="transparent"/>
      <style:text-properties fo:font-variant="normal" fo:text-transform="none" fo:color="#000000" loext:opacity="100%" style:font-name="DejaVu Serif" fo:font-size="14pt" fo:font-style="normal" officeooo:rsid="0002874d" officeooo:paragraph-rsid="0002874d" style:font-size-asian="14pt" style:font-size-complex="14pt"/>
    </style:style>
    <style:style style:name="P57" style:family="paragraph" style:parent-style-name="Preformatted_20_Text">
      <loext:graphic-properties draw:fill="none" draw:fill-gradient-name="gradient" draw:fill-hatch-name="hatch"/>
      <style:paragraph-properties fo:margin-left="0.6cm" fo:margin-right="0cm" fo:margin-top="0cm" fo:margin-bottom="0cm" style:contextual-spacing="false" fo:text-indent="0cm" style:auto-text-indent="false" fo:background-color="transparent"/>
      <style:text-properties fo:font-variant="normal" fo:text-transform="none" fo:color="#000000" loext:opacity="100%" style:font-name="DejaVu Serif" fo:font-size="14pt" fo:font-style="normal" officeooo:rsid="0002874d" officeooo:paragraph-rsid="0002874d" style:font-size-asian="14pt" style:font-size-complex="14pt"/>
    </style:style>
    <style:style style:name="P58" style:family="paragraph" style:parent-style-name="Preformatted_20_Text" style:master-page-name="">
      <loext:graphic-properties draw:fill="none" draw:fill-gradient-name="gradient" draw:fill-hatch-name="hatch"/>
      <style:paragraph-properties fo:margin-left="0.6cm" fo:margin-right="0cm" fo:margin-top="0cm" fo:margin-bottom="0cm" style:contextual-spacing="false" fo:text-indent="0cm" style:auto-text-indent="false" style:page-number="auto" fo:background-color="transparent"/>
      <style:text-properties fo:font-variant="normal" fo:text-transform="none" fo:color="#000000" loext:opacity="100%" style:font-name="DejaVu Serif" fo:font-size="14pt" fo:font-style="normal" officeooo:rsid="000a0809" officeooo:paragraph-rsid="000a0809" style:font-size-asian="14pt" style:font-size-complex="14pt"/>
    </style:style>
    <style:style style:name="P59" style:family="paragraph" style:parent-style-name="Preformatted_20_Text" style:master-page-name="">
      <loext:graphic-properties draw:fill="none" draw:fill-gradient-name="gradient" draw:fill-hatch-name="hatch"/>
      <style:paragraph-properties fo:margin-left="1cm" fo:margin-right="0cm" fo:margin-top="0cm" fo:margin-bottom="0cm" style:contextual-spacing="false" fo:text-indent="0cm" style:auto-text-indent="false" style:page-number="auto" fo:background-color="transparent"/>
      <style:text-properties fo:font-variant="normal" fo:text-transform="none" fo:color="#000000" loext:opacity="100%" style:font-name="DejaVu Serif" fo:font-size="14pt" fo:font-style="normal" officeooo:rsid="000a0809" officeooo:paragraph-rsid="000a0809" style:font-size-asian="14pt" style:font-size-complex="14pt"/>
    </style:style>
    <style:style style:name="P60" style:family="paragraph" style:parent-style-name="Preformatted_20_Text">
      <loext:graphic-properties draw:fill="none" draw:fill-gradient-name="gradient" draw:fill-hatch-name="hatch"/>
      <style:paragraph-properties fo:margin-left="1cm" fo:margin-right="0cm" fo:margin-top="0cm" fo:margin-bottom="0cm" style:contextual-spacing="false" fo:text-indent="0cm" style:auto-text-indent="false" fo:background-color="transparent"/>
      <style:text-properties fo:font-variant="normal" fo:text-transform="none" fo:color="#000000" loext:opacity="100%" style:font-name="DejaVu Serif" fo:font-size="14pt" fo:font-style="normal" officeooo:rsid="000a0809" officeooo:paragraph-rsid="000a0809" style:font-size-asian="14pt" style:font-size-complex="14pt"/>
    </style:style>
    <style:style style:name="P61" style:family="paragraph" style:parent-style-name="Preformatted_20_Text" style:master-page-name="">
      <loext:graphic-properties draw:fill="none" draw:fill-gradient-name="gradient" draw:fill-hatch-name="hatch"/>
      <style:paragraph-properties fo:margin-left="0.7cm" fo:margin-right="0cm" fo:margin-top="0cm" fo:margin-bottom="0cm" style:contextual-spacing="false" fo:text-indent="0cm" style:auto-text-indent="false" style:page-number="auto" fo:background-color="transparent"/>
      <style:text-properties fo:font-variant="normal" fo:text-transform="none" fo:color="#000000" loext:opacity="100%" style:font-name="Inconsolata" fo:font-size="14pt" fo:font-style="normal" officeooo:rsid="0002874d" officeooo:paragraph-rsid="0002874d" style:font-size-asian="14pt" style:font-size-complex="14pt"/>
    </style:style>
    <style:style style:name="P62" style:family="paragraph" style:parent-style-name="Preformatted_20_Text">
      <loext:graphic-properties draw:fill="none" draw:fill-gradient-name="gradient" draw:fill-hatch-name="hatch"/>
      <style:paragraph-properties fo:margin-left="0.7cm" fo:margin-right="0cm" fo:margin-top="0cm" fo:margin-bottom="0cm" style:contextual-spacing="false" fo:text-indent="0cm" style:auto-text-indent="false" fo:background-color="transparent"/>
      <style:text-properties fo:font-variant="normal" fo:text-transform="none" fo:color="#000000" loext:opacity="100%" style:font-name="Inconsolata" fo:font-size="14pt" fo:font-style="normal" officeooo:rsid="0002874d" officeooo:paragraph-rsid="0002874d" style:font-size-asian="14pt" style:font-size-complex="14pt"/>
    </style:style>
    <style:style style:name="P63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indent="0cm" style:auto-text-indent="false" fo:break-before="page" fo:background-color="transparent"/>
      <style:text-properties fo:font-variant="normal" fo:text-transform="none" fo:color="#000000" loext:opacity="100%" style:font-name="DejaVu Serif" fo:font-size="14pt" fo:font-style="normal" officeooo:rsid="0002874d" officeooo:paragraph-rsid="0002874d" style:font-size-asian="14pt" style:font-size-complex="14pt"/>
    </style:style>
    <style:style style:name="P64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text-indent="0cm" style:auto-text-indent="false" fo:background-color="transparent"/>
      <style:text-properties fo:font-variant="normal" fo:text-transform="none" fo:color="#000000" loext:opacity="100%" style:font-name="DejaVu Serif" fo:font-size="14pt" fo:font-style="normal" officeooo:rsid="0002874d" officeooo:paragraph-rsid="0002874d" style:font-size-asian="14pt" style:font-size-complex="14pt"/>
    </style:style>
    <style:style style:name="P65" style:family="paragraph" style:parent-style-name="Standard" style:master-page-name="">
      <loext:graphic-properties draw:fill="none" draw:fill-gradient-name="gradient" draw:fill-hatch-name="hatch"/>
      <style:paragraph-properties fo:margin-left="0.499cm" fo:margin-right="0cm" fo:margin-top="0cm" fo:margin-bottom="0cm" style:contextual-spacing="false" fo:text-indent="0cm" style:auto-text-indent="false" style:page-number="auto" fo:background-color="transparent"/>
      <style:text-properties fo:font-variant="normal" fo:text-transform="none" fo:color="#000000" loext:opacity="100%" style:font-name="DejaVu Serif" fo:font-size="14pt" fo:font-style="normal" officeooo:rsid="0002874d" officeooo:paragraph-rsid="0002874d" style:font-size-asian="14pt" style:font-size-complex="14pt"/>
    </style:style>
    <style:style style:name="P66" style:family="paragraph" style:parent-style-name="Standard" style:master-page-name="">
      <loext:graphic-properties draw:fill="none" draw:fill-gradient-name="gradient" draw:fill-hatch-name="hatch"/>
      <style:paragraph-properties fo:margin-left="0.6cm" fo:margin-right="0cm" fo:margin-top="0cm" fo:margin-bottom="0cm" style:contextual-spacing="false" fo:text-indent="0cm" style:auto-text-indent="false" style:page-number="auto" fo:background-color="transparent"/>
      <style:text-properties fo:font-variant="normal" fo:text-transform="none" fo:color="#000000" loext:opacity="100%" style:font-name="DejaVu Serif" fo:font-size="14pt" fo:font-style="normal" officeooo:rsid="0002874d" officeooo:paragraph-rsid="0002874d" style:font-size-asian="14pt" style:font-size-complex="14pt"/>
    </style:style>
    <style:style style:name="P67" style:family="paragraph" style:parent-style-name="Standard">
      <loext:graphic-properties draw:fill="none" draw:fill-gradient-name="gradient" draw:fill-hatch-name="hatch"/>
      <style:paragraph-properties fo:margin-left="0.6cm" fo:margin-right="0cm" fo:margin-top="0cm" fo:margin-bottom="0cm" style:contextual-spacing="false" fo:text-indent="0cm" style:auto-text-indent="false" fo:background-color="transparent"/>
      <style:text-properties fo:font-variant="normal" fo:text-transform="none" fo:color="#000000" loext:opacity="100%" style:font-name="DejaVu Serif" fo:font-size="14pt" fo:font-style="normal" officeooo:rsid="0002874d" officeooo:paragraph-rsid="0002874d" style:font-size-asian="14pt" style:font-size-complex="14pt"/>
    </style:style>
    <style:style style:name="P6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0000" loext:opacity="100%" style:font-name="DejaVu Serif" fo:font-size="14pt" fo:font-style="normal" officeooo:rsid="000a0809" officeooo:paragraph-rsid="000a0809" style:font-size-asian="14pt" style:font-size-complex="14pt"/>
    </style:style>
    <style:style style:name="T1" style:family="text">
      <style:text-properties style:font-name="sans-serif" fo:font-size="17.25pt"/>
    </style:style>
    <style:style style:name="T2" style:family="text">
      <style:text-properties officeooo:rsid="0002874d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02874d"/>
    </style:style>
    <style:style style:name="T5" style:family="text">
      <style:text-properties fo:color="#5c5c5c" loext:opacity="100%"/>
    </style:style>
    <style:style style:name="T6" style:family="text">
      <style:text-properties fo:color="#5c5c5c" loext:opacity="100%" officeooo:rsid="0002874d"/>
    </style:style>
    <style:style style:name="T7" style:family="text">
      <style:text-properties fo:color="#bc8f8f" loext:opacity="100%"/>
    </style:style>
    <style:style style:name="T8" style:family="text">
      <style:text-properties fo:color="#bc8f8f" loext:opacity="100%" officeooo:rsid="0002874d"/>
    </style:style>
    <style:style style:name="T9" style:family="text">
      <style:text-properties fo:color="#32b9b9" loext:opacity="100%"/>
    </style:style>
    <style:style style:name="T10" style:family="text">
      <style:text-properties fo:color="#32b9b9" loext:opacity="100%" officeooo:rsid="0002874d"/>
    </style:style>
    <style:style style:name="T11" style:family="text">
      <style:text-properties fo:color="#4a55db" loext:opacity="100%"/>
    </style:style>
    <style:style style:name="T12" style:family="text">
      <style:text-properties fo:color="#4a55db" loext:opacity="100%" officeooo:rsid="0002874d"/>
    </style:style>
    <style:style style:name="T13" style:family="text">
      <style:text-properties fo:color="#da70d6" loext:opacity="100%"/>
    </style:style>
    <style:style style:name="T14" style:family="text">
      <style:text-properties fo:font-variant="normal" fo:text-transform="none" fo:color="#32b9b9" loext:opacity="100%" fo:font-style="normal"/>
    </style:style>
    <style:style style:name="T15" style:family="text">
      <style:text-properties fo:font-variant="normal" fo:text-transform="none" fo:color="#4a55db" loext:opacity="100%" fo:font-style="normal"/>
    </style:style>
    <style:style style:name="T16" style:family="text">
      <style:text-properties fo:font-variant="normal" fo:text-transform="none" fo:color="#4a55db" loext:opacity="100%" fo:font-style="normal" officeooo:rsid="0002874d"/>
    </style:style>
    <style:style style:name="T17" style:family="text">
      <style:text-properties fo:font-variant="normal" fo:text-transform="none" fo:color="#4a55db" loext:opacity="100%" style:font-name="Inconsolata" fo:font-style="normal"/>
    </style:style>
    <style:style style:name="T18" style:family="text">
      <style:text-properties fo:font-variant="normal" fo:text-transform="none" fo:color="#bc8f8f" loext:opacity="100%" fo:font-style="normal"/>
    </style:style>
    <style:style style:name="T19" style:family="text">
      <style:text-properties fo:font-variant="normal" fo:text-transform="none" fo:color="#bc8f8f" loext:opacity="100%" style:font-name="Inconsolata" fo:font-style="normal"/>
    </style:style>
    <style:style style:name="T20" style:family="text">
      <style:text-properties fo:font-variant="normal" fo:text-transform="none" fo:color="#000000" loext:opacity="100%" fo:font-style="normal"/>
    </style:style>
    <style:style style:name="T21" style:family="text">
      <style:text-properties fo:font-variant="normal" fo:text-transform="none" fo:color="#000000" loext:opacity="100%" style:font-name="Inconsolata" fo:font-style="normal"/>
    </style:style>
    <style:style style:name="T22" style:family="text">
      <style:text-properties fo:font-variant="normal" fo:text-transform="none" fo:font-style="normal"/>
    </style:style>
    <style:style style:name="T23" style:family="text">
      <style:text-properties fo:font-variant="normal" fo:text-transform="none" fo:color="#5c5c5c" loext:opacity="100%" fo:font-style="normal"/>
    </style:style>
    <style:style style:name="T24" style:family="text">
      <style:text-properties fo:font-variant="normal" fo:text-transform="none" fo:color="#5c5c5c" loext:opacity="100%" style:font-name="Inconsolata" fo:font-style="normal"/>
    </style:style>
    <style:style style:name="T25" style:family="text">
      <style:text-properties fo:color="#ffaa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2">1. В</text:span> окне команд вычислите в интерактивном режиме выражения:</text:p>
      <text:p text:style-name="P22">Х=1/2+ 0.81<text:span text:style-name="T2">s</text:span>in<text:span text:style-name="T2">(</text:span>0.5)</text:p>
      <text:p text:style-name="P22"><text:span text:style-name="T2">Y=</text:span>cos<text:span text:style-name="T2">(</text:span>p<text:span text:style-name="T2">i</text:span>/2) + 5<text:span text:style-name="T2">s</text:span>in<text:span text:style-name="T2">(</text:span>pi/3) +2<text:span text:style-name="T2">c</text:span>os<text:span text:style-name="T2">(</text:span>5/4<text:span text:style-name="T2">)</text:span> </text:p>
      <text:p text:style-name="P22">Z<text:span text:style-name="T2">=</text:span>(<text:span text:style-name="T2">X</text:span>+<text:span text:style-name="T2">Y</text:span>)/<text:span text:style-name="T2">2</text:span><text:line-break/>Представьте результаты в виде long, shor<text:span text:style-name="T2">t,</text:span> с мантиссой и<text:line-break/>показателем степени. </text:p>
      <text:p text:style-name="P24">Решение:</text:p>
      <text:p text:style-name="P3"><text:span text:style-name="T3">X</text:span> <text:span text:style-name="T5">=</text:span> <text:span text:style-name="T7">1</text:span><text:span text:style-name="T5">/</text:span><text:span text:style-name="T7">2</text:span> <text:span text:style-name="T5">+</text:span> <text:span text:style-name="T7">0.81</text:span> <text:span text:style-name="T5">*</text:span> <text:span text:style-name="T9">sin</text:span><text:span text:style-name="T11">(</text:span><text:span text:style-name="T7">0.5</text:span><text:span text:style-name="T11">)</text:span><text:span text:style-name="T3">;</text:span></text:p>
      <text:p text:style-name="P4"><text:span text:style-name="T3">Y</text:span> <text:span text:style-name="T5">=</text:span> <text:span text:style-name="T9">cos</text:span><text:span text:style-name="T11">(</text:span><text:span text:style-name="T13">%pi</text:span><text:span text:style-name="T5">/</text:span><text:span text:style-name="T7">2</text:span><text:span text:style-name="T11">)</text:span> <text:span text:style-name="T5">+</text:span> <text:span text:style-name="T7">5</text:span> <text:span text:style-name="T5">*</text:span> <text:span text:style-name="T9">sin</text:span><text:span text:style-name="T11">(</text:span><text:span text:style-name="T13">%pi</text:span><text:span text:style-name="T5">/</text:span><text:span text:style-name="T7">3</text:span><text:span text:style-name="T11">)</text:span> <text:span text:style-name="T5">+</text:span> <text:span text:style-name="T7">2</text:span> <text:span text:style-name="T5">*</text:span> <text:span text:style-name="T9">cos</text:span><text:span text:style-name="T11">(</text:span><text:span text:style-name="T7">5</text:span><text:span text:style-name="T5">/</text:span><text:span text:style-name="T7">4</text:span><text:span text:style-name="T11">)</text:span><text:span text:style-name="T3">;</text:span></text:p>
      <text:p text:style-name="P4"><text:span text:style-name="T3">Z</text:span> <text:span text:style-name="T5">=</text:span> <text:span text:style-name="T11">(</text:span><text:span text:style-name="T3">X</text:span> <text:span text:style-name="T5">+</text:span> <text:span text:style-name="T3">Y</text:span><text:span text:style-name="T11">)</text:span> <text:span text:style-name="T5">/</text:span> <text:span text:style-name="T7">2</text:span><text:span text:style-name="T3">;</text:span></text:p>
      <text:p text:style-name="P27"/>
      <text:p text:style-name="P4"><text:span text:style-name="T9">disp</text:span><text:span text:style-name="T11">(</text:span><text:span text:style-name="T3">X,</text:span> <text:span text:style-name="T3">Y,</text:span> <text:span text:style-name="T3">Z</text:span><text:span text:style-name="T11">)</text:span></text:p>
      <text:p text:style-name="P27"/>
      <text:p text:style-name="P2">// long</text:p>
      <text:p text:style-name="P27"><text:span text:style-name="T14">format</text:span><text:span text:style-name="T15">(</text:span><text:span text:style-name="T18">16</text:span><text:span text:style-name="T15">)</text:span><text:span text:style-name="T20">;</text:span></text:p>
      <text:p text:style-name="P27"><text:span text:style-name="T14">disp</text:span><text:span text:style-name="T15">(</text:span><text:span text:style-name="T20">X,</text:span><text:span text:style-name="T22"> </text:span><text:span text:style-name="T20">Y,</text:span><text:span text:style-name="T22"> </text:span><text:span text:style-name="T20">Z</text:span><text:span text:style-name="T15">)</text:span></text:p>
      <text:p text:style-name="P27"/>
      <text:p text:style-name="P2">// short</text:p>
      <text:p text:style-name="P27"><text:span text:style-name="T14">format</text:span><text:span text:style-name="T15">(</text:span><text:span text:style-name="T18">6</text:span><text:span text:style-name="T15">)</text:span><text:span text:style-name="T20">;</text:span></text:p>
      <text:p text:style-name="P27"><text:span text:style-name="T14">disp</text:span><text:span text:style-name="T15">(</text:span><text:span text:style-name="T20">X,</text:span><text:span text:style-name="T22"> </text:span><text:span text:style-name="T20">Y,</text:span><text:span text:style-name="T22"> </text:span><text:span text:style-name="T20">Z</text:span><text:span text:style-name="T15">)</text:span></text:p>
      <text:p text:style-name="P27"/>
      <text:p text:style-name="P2">// с мантиссой</text:p>
      <text:p text:style-name="P27"><text:span text:style-name="T14">format</text:span><text:span text:style-name="T15">(</text:span><text:span text:style-name="T18">"e"</text:span><text:span text:style-name="T20">,</text:span><text:span text:style-name="T22"> </text:span><text:span text:style-name="T18">8</text:span><text:span text:style-name="T15">)</text:span><text:span text:style-name="T20">;</text:span></text:p>
      <text:p text:style-name="P27"><text:span text:style-name="T14">disp</text:span><text:span text:style-name="T15">(</text:span><text:span text:style-name="T20">X,</text:span><text:span text:style-name="T22"> </text:span><text:span text:style-name="T20">Y,</text:span><text:span text:style-name="T22"> </text:span><text:span text:style-name="T20">Z</text:span><text:span text:style-name="T15">)</text:span></text:p>
      <text:p text:style-name="P26">Результат:</text:p>
      <text:p text:style-name="P29"><text:s text:c="3"/>0.8883347</text:p>
      <text:p text:style-name="P29"><text:s text:c="3"/>4.9607717</text:p>
      <text:p text:style-name="P29"><text:s text:c="3"/>2.9245532</text:p>
      <text:p text:style-name="P29"/>
      <text:p text:style-name="P29"><text:s text:c="3"/>0.8883346862694</text:p>
      <text:p text:style-name="P29"><text:s text:c="3"/>4.9607717437127</text:p>
      <text:p text:style-name="P29"><text:s text:c="3"/>2.9245532149911</text:p>
      <text:p text:style-name="P29"/>
      <text:p text:style-name="P29"><text:s text:c="3"/>0.888</text:p>
      <text:p text:style-name="P29"><text:s text:c="3"/>4.961</text:p>
      <text:p text:style-name="P29"><text:s text:c="3"/>2.925</text:p>
      <text:p text:style-name="P29"/>
      <text:p text:style-name="P29"><text:s text:c="3"/>8.9D-01</text:p>
      <text:p text:style-name="P29"><text:s text:c="3"/>5.0D+00</text:p>
      <text:p text:style-name="P29"><text:s text:c="3"/>2.9D+00</text:p>
      <text:p text:style-name="P25"><text:bookmark text:name="page3R_mcid34"/>Сформируйте матрицы: o вектор-столбец Vl(4) и вектор-строку<text:bookmark text:name="page3R_mcid38"/> V<text:bookmark text:name="page3R_mcid39"/>2(4) из произвольно заданных целых чисел, о вектор<text:bookmark text:name="page3R_mcid40"/> V<text:bookmark text:name="page3R_mcid41"/>3, элементы которого расположены в арифметической прогрессии (8-10 элементов), o матрицы А(4х4) и В(4х4), заполненные натуральными случайными числами, не превышающими значения 100.</text:p>
      <text:p text:style-name="P26">Решение:</text:p>
      <text:p text:style-name="P1"><text:span text:style-name="T21">V1</text:span><text:span text:style-name="T17"> </text:span><text:span text:style-name="T24">=</text:span><text:span text:style-name="T17"> [</text:span><text:span text:style-name="T19">1</text:span><text:span text:style-name="T21">;</text:span><text:span text:style-name="T19">2</text:span><text:span text:style-name="T21">;</text:span><text:span text:style-name="T19">3</text:span><text:span text:style-name="T21">;</text:span><text:span text:style-name="T19">4</text:span><text:span text:style-name="T17">]</text:span></text:p>
      <text:p text:style-name="P6"><text:span text:style-name="T3">V2</text:span> <text:span text:style-name="T5">=</text:span> <text:span text:style-name="T11">[</text:span><text:span text:style-name="T7">5</text:span> <text:span text:style-name="T7">6</text:span> <text:span text:style-name="T7">7</text:span> <text:span text:style-name="T7">8</text:span><text:span text:style-name="T11">]</text:span></text:p>
      <text:p text:style-name="P5"><text:span text:style-name="T3">V3</text:span> <text:span text:style-name="T5">=</text:span> <text:span text:style-name="T7">0</text:span><text:span text:style-name="T25">:</text:span><text:span text:style-name="T7">2</text:span><text:span text:style-name="T25">:</text:span><text:span text:style-name="T7">20</text:span></text:p>
      <text:p text:style-name="P5"><text:span text:style-name="T9">disp</text:span><text:span text:style-name="T11">(</text:span><text:span text:style-name="T7">"Вектор-столбец V1"</text:span><text:span text:style-name="T3">,</text:span> <text:span text:style-name="T3">V1,</text:span> <text:span text:style-name="T7">"Вектор-строка V2"</text:span><text:span text:style-name="T3">,</text:span> <text:span text:style-name="T3">V2,</text:span> <text:span text:style-name="T7">"Вектор V3"</text:span><text:span text:style-name="T3">,</text:span> <text:span text:style-name="T3">V3</text:span><text:span text:style-name="T11">)</text:span></text:p>
      <text:p text:style-name="P5"><text:span text:style-name="T3">A</text:span> <text:span text:style-name="T5">=</text:span> <text:span text:style-name="T9">int</text:span><text:span text:style-name="T11">(</text:span><text:span text:style-name="T9">rand</text:span><text:span text:style-name="T11">(</text:span><text:span text:style-name="T7">4</text:span><text:span text:style-name="T3">,</text:span><text:span text:style-name="T7">4</text:span><text:span text:style-name="T11">)</text:span><text:span text:style-name="T5">*</text:span><text:span text:style-name="T7">100</text:span><text:span text:style-name="T11">)</text:span></text:p>
      <text:p text:style-name="P28"><text:span text:style-name="T20">B</text:span><text:span text:style-name="T22"> </text:span><text:span text:style-name="T23">=</text:span><text:span text:style-name="T22"> </text:span><text:span text:style-name="T14">int</text:span><text:span text:style-name="T15">(</text:span><text:span text:style-name="T14">rand</text:span><text:span text:style-name="T15">(</text:span><text:span text:style-name="T18">4</text:span><text:span text:style-name="T20">,</text:span><text:span text:style-name="T18">4</text:span><text:span text:style-name="T15">)</text:span><text:span text:style-name="T23">*</text:span><text:span text:style-name="T18">100</text:span><text:span text:style-name="T16">)</text:span></text:p>
      <text:p text:style-name="P52">Результат:</text:p>
      <text:p text:style-name="P61">"Вектор-столбец V1"</text:p>
      <text:p text:style-name="P62"><text:s text:c="3"/>1.0D+00</text:p>
      <text:p text:style-name="P62"><text:s text:c="3"/>2.0D+00</text:p>
      <text:p text:style-name="P62"><text:s text:c="3"/>3.0D+00</text:p>
      <text:p text:style-name="P62"><text:s text:c="3"/>4.0D+00</text:p>
      <text:p text:style-name="P62"/>
      <text:p text:style-name="P62">"Вектор-строка V2"</text:p>
      <text:p text:style-name="P62"><text:s text:c="3"/>5.0D+00 <text:s text:c="2"/>6.0D+00 <text:s text:c="2"/>7.0D+00 <text:s text:c="2"/>8.0D+00</text:p>
      <text:p text:style-name="P62"/>
      <text:p text:style-name="P62">"Вектор V3"</text:p>
      <text:p text:style-name="P62"><text:s text:c="9"/>column 1 to 6</text:p>
      <text:p text:style-name="P62"><text:s text:c="3"/>0.0D+00 <text:s text:c="2"/>2.0D+00 <text:s text:c="2"/>4.0D+00 <text:s text:c="2"/>6.0D+00 <text:s text:c="2"/>8.0D+00 <text:s text:c="2"/>1.0D+01</text:p>
      <text:p text:style-name="P62"><text:s text:c="9"/>column 7 to 11</text:p>
      <text:p text:style-name="P62"><text:s text:c="3"/>1.2D+01 <text:s text:c="2"/>1.4D+01 <text:s text:c="2"/>1.6D+01 <text:s text:c="2"/>1.8D+01 <text:s text:c="2"/>2.0D+01</text:p>
      <text:p text:style-name="P62"/>
      <text:p text:style-name="P62">"Матрица A"</text:p>
      <text:p text:style-name="P62"><text:s text:c="3"/>4.2D+01 <text:s text:c="2"/>9.4D+01 <text:s text:c="2"/>0.0D+00 <text:s text:c="2"/>5.0D+01</text:p>
      <text:p text:style-name="P62"><text:s text:c="3"/>9.4D+01 <text:s text:c="2"/>9.0D+01 <text:s text:c="2"/>5.0D+01 <text:s text:c="2"/>9.1D+01</text:p>
      <text:p text:style-name="P62"><text:s text:c="3"/>3.0D+00 <text:s text:c="2"/>8.0D+01 <text:s text:c="2"/>4.0D+01 <text:s text:c="2"/>4.4D+01</text:p>
      <text:p text:style-name="P62"><text:s text:c="3"/>9.2D+01 <text:s text:c="2"/>2.0D+00 <text:s text:c="2"/>8.4D+01 <text:s text:c="2"/>5.9D+01</text:p>
      <text:p text:style-name="P62"/>
      <text:p text:style-name="P62">"Матрица B"</text:p>
      <text:p text:style-name="P62"><text:s text:c="3"/>7.7D+01 <text:s text:c="2"/>7.2D+01 <text:s text:c="2"/>1.5D+01 <text:s text:c="2"/>4.3D+01</text:p>
      <text:p text:style-name="P62"><text:s text:c="3"/>7.9D+01 <text:s text:c="2"/>4.7D+01 <text:s text:c="2"/>5.3D+01 <text:s text:c="2"/>2.0D+00</text:p>
      <text:p text:style-name="P62"><text:s text:c="3"/>5.5D+01 <text:s text:c="2"/>6.3D+01 <text:s text:c="2"/>2.1D+01 <text:s text:c="2"/>5.7D+01</text:p>
      <text:p text:style-name="P62"><text:s text:c="3"/>4.0D+01 <text:s text:c="2"/>9.9D+01 <text:s text:c="2"/>5.5D+01 <text:s text:c="2"/>7.1D+01</text:p>
      <text:p text:style-name="P63"><text:bookmark text:name="page3R_mcid43"/>Проведите вычисления с введёнными матрицами:</text:p>
      <text:p text:style-name="P65">сложить матрицы А и В;</text:p>
      <text:p text:style-name="P65">решение:</text:p>
      <text:p text:style-name="P7">C <text:span text:style-name="T5">=</text:span> A <text:span text:style-name="T5">+</text:span> B</text:p>
      <text:p text:style-name="P16"><text:span text:style-name="T9">disp</text:span><text:span text:style-name="T11">(</text:span><text:span text:style-name="T7">"Сложение матриц A и B"</text:span><text:span text:style-name="T3">,</text:span> <text:span text:style-name="T3">C</text:span><text:span text:style-name="T11">)</text:span></text:p>
      <text:p text:style-name="P53">результат:</text:p>
      <text:p text:style-name="P7">"Сложение матриц A и B"</text:p>
      <text:p text:style-name="P55"><text:s text:c="3"/>1.2D+02 <text:s text:c="2"/>1.7D+02 <text:s text:c="2"/>1.5D+01 <text:s text:c="2"/>9.3D+01</text:p>
      <text:p text:style-name="P55"><text:s text:c="3"/>1.7D+02 <text:s text:c="2"/>1.4D+02 <text:s text:c="2"/>1.0D+02 <text:s text:c="2"/>9.3D+01</text:p>
      <text:p text:style-name="P55"><text:s text:c="3"/>5.8D+01 <text:s text:c="2"/>1.4D+02 <text:s text:c="2"/>6.1D+01 <text:s text:c="2"/>1.0D+02</text:p>
      <text:p text:style-name="P55"><text:s text:c="3"/>1.3D+02 <text:s text:c="2"/>1.0D+02 <text:s text:c="2"/>1.4D+02 <text:s text:c="2"/>1.3D+02</text:p>
      <text:p text:style-name="P65">умножить матрицу А на скаляр;</text:p>
      <text:p text:style-name="P65">решение</text:p>
      <text:p text:style-name="P7">D <text:span text:style-name="T5">=</text:span> <text:span text:style-name="T7">5</text:span> <text:span text:style-name="T5">*</text:span> A</text:p>
      <text:p text:style-name="P16"><text:span text:style-name="T9">disp</text:span><text:span text:style-name="T11">(</text:span><text:span text:style-name="T7">"Умножение матрицы A на число 5"</text:span><text:span text:style-name="T3">,</text:span> <text:span text:style-name="T3">D</text:span><text:span text:style-name="T11">)</text:span></text:p>
      <text:p text:style-name="P53">результат</text:p>
      <text:p text:style-name="P7">"Умножение матрицы A на число 5"</text:p>
      <text:p text:style-name="P55"><text:s text:c="3"/>2.1D+02 <text:s text:c="2"/>4.7D+02 <text:s text:c="2"/>0.0D+00 <text:s text:c="2"/>2.5D+02</text:p>
      <text:p text:style-name="P55"><text:s text:c="3"/>4.7D+02 <text:s text:c="2"/>4.5D+02 <text:s text:c="2"/>2.5D+02 <text:s text:c="2"/>4.6D+02</text:p>
      <text:p text:style-name="P55"><text:s text:c="3"/>1.5D+01 <text:s text:c="2"/>4.0D+02 <text:s text:c="2"/>2.0D+02 <text:s text:c="2"/>2.2D+02</text:p>
      <text:p text:style-name="P55"><text:s text:c="3"/>4.6D+02 <text:s text:c="2"/>1.0D+01 <text:s text:c="2"/>4.2D+02 <text:s text:c="2"/>3.0D+02</text:p>
      <text:p text:style-name="P66">умножить матрицу А на матрицу В, применив поэлементное умножение и матричное умножение;</text:p>
      <text:p text:style-name="P9">решение</text:p>
      <text:p text:style-name="P7">E <text:span text:style-name="T5">=</text:span> A <text:span text:style-name="T5">.*</text:span> B</text:p>
      <text:p text:style-name="P16"><text:span text:style-name="T9">disp</text:span><text:span text:style-name="T11">(</text:span><text:span text:style-name="T7">"Поэлементное умножение матриц A и B"</text:span><text:span text:style-name="T3">,</text:span> <text:span text:style-name="T3">E</text:span><text:span text:style-name="T11">)</text:span></text:p>
      <text:p text:style-name="P9">результат</text:p>
      <text:p text:style-name="P7"><text:s/>"Поэлементное умножение матриц A и B"</text:p>
      <text:p text:style-name="P55"><text:s text:c="3"/>3.2D+03 <text:s text:c="2"/>6.8D+03 <text:s text:c="2"/>0.0D+00 <text:s text:c="2"/>2.2D+03</text:p>
      <text:p text:style-name="P55"><text:s text:c="3"/>7.4D+03 <text:s text:c="2"/>4.2D+03 <text:s text:c="2"/>2.6D+03 <text:s text:c="2"/>1.8D+02</text:p>
      <text:p text:style-name="P55"><text:s text:c="3"/>1.6D+02 <text:s text:c="2"/>5.0D+03 <text:s text:c="2"/>8.4D+02 <text:s text:c="2"/>2.5D+03</text:p>
      <text:p text:style-name="P55"><text:s text:c="3"/>3.7D+03 <text:s text:c="2"/>2.0D+02 <text:s text:c="2"/>4.6D+03 <text:s text:c="2"/>4.2D+03</text:p>
      <text:p text:style-name="P44"><text:span text:style-name="T22">умножить вектор</text:span><text:bookmark text:name="page3R_mcid49"/><text:span text:style-name="T22"> V</text:span><text:bookmark text:name="page3R_mcid50"/><text:span text:style-name="T22">2 на матрицу А</text:span></text:p>
      <text:p text:style-name="P9">решение</text:p>
      <text:p text:style-name="P7">F <text:span text:style-name="T5">=</text:span> A <text:span text:style-name="T5">*</text:span> B</text:p>
      <text:p text:style-name="P10">G<text:span text:style-name="T11"> </text:span><text:span text:style-name="T5">=</text:span><text:span text:style-name="T11"> </text:span>V2<text:span text:style-name="T11"> </text:span><text:span text:style-name="T5">*</text:span><text:span text:style-name="T11"> </text:span>A</text:p>
      <text:p text:style-name="P16"><text:span text:style-name="T9">disp</text:span><text:span text:style-name="T11">(</text:span><text:span text:style-name="T7">"Умножение вектора V2 на матрицу A"</text:span><text:span text:style-name="T3">,</text:span> <text:span text:style-name="T3">G</text:span><text:span text:style-name="T11">)</text:span></text:p>
      <text:p text:style-name="P9">результат</text:p>
      <text:p text:style-name="P7">"Умножение вектора V2 на матрицу A"</text:p>
      <text:p text:style-name="P55"><text:s text:c="3"/>1.5D+03 <text:s text:c="2"/>1.6D+03 <text:s text:c="2"/>1.0D+03 <text:s text:c="2"/>1.6D+03</text:p>
      <text:p text:style-name="P66">умножить матрицу В на вектор VI;</text:p>
      <text:p text:style-name="P9"><text:soft-page-break/>решение</text:p>
      <text:p text:style-name="P7">H <text:span text:style-name="T5">=</text:span> B <text:span text:style-name="T5">*</text:span> V1</text:p>
      <text:p text:style-name="P16"><text:span text:style-name="T9">disp</text:span><text:span text:style-name="T11">(</text:span><text:span text:style-name="T7">"Умножение матрицы B на вектор V1"</text:span><text:span text:style-name="T3">,</text:span> <text:span text:style-name="T3">H</text:span><text:span text:style-name="T11">)</text:span></text:p>
      <text:p text:style-name="P9">результат</text:p>
      <text:p text:style-name="P7">"Умножение матрицы B на вектор V1"</text:p>
      <text:p text:style-name="P55"><text:s text:c="3"/>4.4D+02</text:p>
      <text:p text:style-name="P55"><text:s text:c="3"/>3.4D+02</text:p>
      <text:p text:style-name="P55"><text:s text:c="3"/>4.7D+02</text:p>
      <text:p text:style-name="P55"><text:s text:c="3"/>6.9D+02</text:p>
      <text:p text:style-name="P66"><text:bookmark text:name="page3R_mcid52"/>разделить матрицу А на матрицу В слева направо;</text:p>
      <text:p text:style-name="P57">решение</text:p>
      <text:p text:style-name="P7">I <text:span text:style-name="T5">=</text:span> A <text:span text:style-name="T5">/</text:span> B</text:p>
      <text:p text:style-name="P16"><text:span text:style-name="T9">disp</text:span><text:span text:style-name="T11">(</text:span><text:span text:style-name="T7">"Деление матрицы A на матрицу B слева направо"</text:span><text:span text:style-name="T3">,</text:span> <text:span text:style-name="T3">I</text:span><text:span text:style-name="T11">)</text:span></text:p>
      <text:p text:style-name="P9">результат</text:p>
      <text:p text:style-name="P7"><text:s/>"Деление матрицы A на матрицу B слева направо"</text:p>
      <text:p text:style-name="P55"><text:s text:c="3"/>2.3D+00 <text:s/>-8.1D-01 <text:s/>-2.0D+00 <text:s text:c="2"/>9.0D-01</text:p>
      <text:p text:style-name="P55"><text:s text:c="2"/>-1.0D+00 <text:s text:c="2"/>4.5D-01 <text:s text:c="2"/>2.7D+00 <text:s/>-2.8D-01</text:p>
      <text:p text:style-name="P55"><text:s text:c="3"/>6.7D-01 <text:s/>-3.0D-01 <text:s/>-1.5D+00 <text:s text:c="2"/>1.4D+00</text:p>
      <text:p text:style-name="P55"><text:s text:c="2"/>-4.9D+00 <text:s text:c="2"/>2.1D+00 <text:s text:c="2"/>6.8D+00 <text:s/>-1.7D+00</text:p>
      <text:p text:style-name="P66"><text:bookmark text:name="page3R_mcid53"/>разделить матрицу А на матрицу В справа налево;</text:p>
      <text:p text:style-name="P67">решение</text:p>
      <text:p text:style-name="P7">J <text:span text:style-name="T5">=</text:span> A <text:span text:style-name="T5">\</text:span> B</text:p>
      <text:p text:style-name="P16"><text:span text:style-name="T9">disp</text:span><text:span text:style-name="T11">(</text:span><text:span text:style-name="T7">"Деление матрицы A на матрицу B справа налево"</text:span><text:span text:style-name="T3">,</text:span> <text:span text:style-name="T3">J</text:span><text:span text:style-name="T11">)</text:span></text:p>
      <text:p text:style-name="P9">результат</text:p>
      <text:p text:style-name="P7"><text:s/>"Деление матрицы A на матрицу B справа налево"</text:p>
      <text:p text:style-name="P55"><text:s text:c="3"/>1.1D+00 <text:s text:c="2"/>3.7D+00 <text:s/>-8.0D-03 <text:s text:c="2"/>3.3D+00</text:p>
      <text:p text:style-name="P55"><text:s text:c="3"/>1.4D+00 <text:s text:c="2"/>3.9D+00 <text:s/>-2.1D-01 <text:s text:c="2"/>3.9D+00</text:p>
      <text:p text:style-name="P55"><text:s text:c="3"/>6.7D-01 <text:s text:c="2"/>3.4D+00 <text:s text:c="2"/>1.7D-01 <text:s text:c="2"/>3.6D+00</text:p>
      <text:p text:style-name="P55"><text:s text:c="2"/>-2.0D+00 <text:s/>-9.1D+00 <text:s text:c="2"/>7.0D-01 <text:s/>-9.2D+00</text:p>
      <text:p text:style-name="P66"><text:bookmark text:name="page3R_mcid54"/>возвести во вторую степень матрицу В;</text:p>
      <text:p text:style-name="P9">решение</text:p>
      <text:p text:style-name="P7">K <text:span text:style-name="T5">=</text:span> B <text:span text:style-name="T5">^</text:span> <text:span text:style-name="T7">2</text:span></text:p>
      <text:p text:style-name="P16"><text:span text:style-name="T9">disp</text:span><text:span text:style-name="T11">(</text:span><text:span text:style-name="T7">"Возведение матрицы B во 2 степень"</text:span><text:span text:style-name="T3">,</text:span> <text:span text:style-name="T3">K</text:span><text:span text:style-name="T11">)</text:span></text:p>
      <text:p text:style-name="P9">результат</text:p>
      <text:p text:style-name="P7">"Возведение матрицы B во 2 степень"</text:p>
      <text:p text:style-name="P55"><text:s text:c="3"/>1.4D+04 <text:s text:c="2"/>1.4D+04 <text:s text:c="2"/>7.7D+03 <text:s text:c="2"/>7.4D+03</text:p>
      <text:p text:style-name="P55"><text:s text:c="3"/>1.3D+04 <text:s text:c="2"/>1.1D+04 <text:s text:c="2"/>4.9D+03 <text:s text:c="2"/>6.7D+03</text:p>
      <text:p text:style-name="P55"><text:s text:c="3"/>1.3D+04 <text:s text:c="2"/>1.4D+04 <text:s text:c="2"/>7.7D+03 <text:s text:c="2"/>7.7D+03</text:p>
      <text:p text:style-name="P55"><text:s text:c="3"/>1.7D+04 <text:s text:c="2"/>1.8D+04 <text:s text:c="2"/>1.1D+04 <text:s text:c="2"/>1.0D+04</text:p>
      <text:p text:style-name="P66"><text:bookmark text:name="page3R_mcid55"/>возвести во вторую степень все элементы матрицы В.</text:p>
      <text:p text:style-name="P9">решение</text:p>
      <text:p text:style-name="P7"><text:soft-page-break/>L <text:span text:style-name="T5">=</text:span> B <text:span text:style-name="T5">.^</text:span> <text:span text:style-name="T7">2</text:span></text:p>
      <text:p text:style-name="P16"><text:span text:style-name="T9">disp</text:span><text:span text:style-name="T11">(</text:span><text:span text:style-name="T7">"Возведение элементов матрицы B во 2 степень"</text:span><text:span text:style-name="T3">,</text:span> <text:span text:style-name="T3">L</text:span><text:span text:style-name="T11">)</text:span></text:p>
      <text:p text:style-name="P9">результат</text:p>
      <text:p text:style-name="P7"><text:s/>"Возведение элементов матрицы B во 2 степень"</text:p>
      <text:p text:style-name="P55"><text:s text:c="3"/>5.9D+03 <text:s text:c="2"/>5.2D+03 <text:s text:c="2"/>2.2D+02 <text:s text:c="2"/>1.8D+03</text:p>
      <text:p text:style-name="P55"><text:s text:c="3"/>6.2D+03 <text:s text:c="2"/>2.2D+03 <text:s text:c="2"/>2.8D+03 <text:s text:c="2"/>4.0D+00</text:p>
      <text:p text:style-name="P55"><text:s text:c="3"/>3.0D+03 <text:s text:c="2"/>4.0D+03 <text:s text:c="2"/>4.4D+02 <text:s text:c="2"/>3.2D+03</text:p>
      <text:p text:style-name="P55"><text:s text:c="3"/>1.6D+03 <text:s text:c="2"/>9.8D+03 <text:s text:c="2"/>3.0D+03 <text:s text:c="2"/>5.0D+03</text:p>
      <text:p text:style-name="P55"/>
      <text:p text:style-name="P55"/>
      <text:p text:style-name="P55"/>
      <text:p text:style-name="P64"><text:bookmark text:name="page3R_mcid56"/>Для матрицы А вычислить:</text:p>
      <text:p text:style-name="P44"><text:bookmark text:name="page3R_mcid57"/>транспонированную матрицу</text:p>
      <text:p text:style-name="P41">решение</text:p>
      <text:p text:style-name="P7">M <text:span text:style-name="T5">=</text:span> A<text:span text:style-name="T5">'</text:span></text:p>
      <text:p text:style-name="P16"><text:span text:style-name="T9">disp</text:span><text:span text:style-name="T11">(</text:span><text:span text:style-name="T7">"Транспонированная матрица A"</text:span><text:span text:style-name="T3">,</text:span> <text:span text:style-name="T3">M</text:span><text:span text:style-name="T11">)</text:span></text:p>
      <text:p text:style-name="P14">результат</text:p>
      <text:p text:style-name="P34">"Транспонированная матрица A"</text:p>
      <text:p text:style-name="P33"><text:s text:c="3"/>4.2D+01 <text:s text:c="2"/>9.4D+01 <text:s text:c="2"/>3.0D+00 <text:s text:c="2"/>9.2D+01</text:p>
      <text:p text:style-name="P33"><text:s text:c="3"/>9.4D+01 <text:s text:c="2"/>9.0D+01 <text:s text:c="2"/>8.0D+01 <text:s text:c="2"/>2.0D+00</text:p>
      <text:p text:style-name="P33"><text:s text:c="3"/>0.0D+00 <text:s text:c="2"/>5.0D+01 <text:s text:c="2"/>4.0D+01 <text:s text:c="2"/>8.4D+01</text:p>
      <text:p text:style-name="P33"><text:s text:c="3"/>5.0D+01 <text:s text:c="2"/>9.1D+01 <text:s text:c="2"/>4.4D+01 <text:s text:c="2"/>5.9D+01</text:p>
      <text:p text:style-name="P44"><text:bookmark text:name="page3R_mcid58"/>определитель матрицы,</text:p>
      <text:p text:style-name="P44">решение</text:p>
      <text:p text:style-name="P7">N <text:span text:style-name="T5">=</text:span> <text:span text:style-name="T9">det</text:span><text:span text:style-name="T11">(</text:span>A<text:span text:style-name="T11">)</text:span></text:p>
      <text:p text:style-name="P19"><text:span text:style-name="T14">disp</text:span><text:span text:style-name="T15">(</text:span><text:span text:style-name="T18">"Определитель матрицы A"</text:span><text:span text:style-name="T20">,</text:span><text:span text:style-name="T22"> </text:span><text:span text:style-name="T20">N</text:span><text:span text:style-name="T15">)</text:span></text:p>
      <text:p text:style-name="P44">результат</text:p>
      <text:p text:style-name="P37">"Определитель матрицы A"</text:p>
      <text:p text:style-name="P40"><text:s text:c="3"/>5.3D+06</text:p>
      <text:p text:style-name="P44"><text:bookmark text:name="page3R_mcid59"/>обратную матрицу,<text:bookmark text:name="page3R_mcid60"/><text:line-break/>решение</text:p>
      <text:p text:style-name="P7">O <text:span text:style-name="T5">=</text:span> <text:span text:style-name="T9">inv</text:span><text:span text:style-name="T11">(</text:span>A<text:span text:style-name="T11">)</text:span></text:p>
      <text:p text:style-name="P19"><text:span text:style-name="T14">disp</text:span><text:span text:style-name="T15">(</text:span><text:span text:style-name="T18">"Обратная матрица к матрице A"</text:span><text:span text:style-name="T20">,</text:span><text:span text:style-name="T22"> </text:span><text:span text:style-name="T20">O</text:span><text:span text:style-name="T15">)</text:span></text:p>
      <text:p text:style-name="P44">результат</text:p>
      <text:p text:style-name="P37">"Обратная матрица к матрице A"</text:p>
      <text:p text:style-name="P40"><text:s text:c="3"/>4.8D-02 <text:s/>-3.9D-02 <text:s/>-1.3D-02 <text:s text:c="2"/>2.9D-02</text:p>
      <text:p text:style-name="P40"><text:s text:c="3"/>4.6D-02 <text:s/>-4.3D-02 <text:s text:c="2"/>6.1D-03 <text:s text:c="2"/>2.3D-02</text:p>
      <text:p text:style-name="P40"><text:s text:c="3"/>2.2D-02 <text:s/>-3.6D-02 <text:s text:c="2"/>1.4D-02 <text:s text:c="2"/>2.6D-02</text:p>
      <text:p text:style-name="P40"><text:s text:c="2"/>-1.1D-01 <text:s text:c="2"/>1.1D-01 <text:s/>-6.6D-04 <text:s/>-6.7D-02</text:p>
      <text:p text:style-name="P44">главную диагональ,<text:bookmark text:name="page3R_mcid61"/><text:line-break/>решение</text:p>
      <text:p text:style-name="P7"><text:soft-page-break/>P <text:span text:style-name="T5">=</text:span> <text:span text:style-name="T9">diag</text:span><text:span text:style-name="T11">(</text:span>A<text:span text:style-name="T11">)</text:span></text:p>
      <text:p text:style-name="P19"><text:span text:style-name="T14">disp</text:span><text:span text:style-name="T15">(</text:span><text:span text:style-name="T18">"Главная диагональ матрицы A"</text:span><text:span text:style-name="T20">,</text:span><text:span text:style-name="T22"> </text:span><text:span text:style-name="T20">P</text:span><text:span text:style-name="T15">)</text:span></text:p>
      <text:p text:style-name="P44">результат</text:p>
      <text:p text:style-name="P37">"Главная диагональ матрицы A"</text:p>
      <text:p text:style-name="P40"><text:s text:c="3"/>4.2D+01</text:p>
      <text:p text:style-name="P40"><text:s text:c="3"/>9.0D+01</text:p>
      <text:p text:style-name="P40"><text:s text:c="3"/>4.0D+01</text:p>
      <text:p text:style-name="P40"><text:s text:c="3"/>5.9D+01</text:p>
      <text:p text:style-name="P44">сумму по столбцам,<text:bookmark text:name="page3R_mcid62"/><text:line-break/>решение</text:p>
      <text:p text:style-name="P7">Q <text:span text:style-name="T5">=</text:span> <text:span text:style-name="T9">sum</text:span><text:span text:style-name="T11">(</text:span>A, <text:span text:style-name="T7">1</text:span><text:span text:style-name="T11">)</text:span></text:p>
      <text:p text:style-name="P19"><text:span text:style-name="T14">disp</text:span><text:span text:style-name="T15">(</text:span><text:span text:style-name="T18">"Сумма по столбцам матрицы A"</text:span><text:span text:style-name="T20">,</text:span><text:span text:style-name="T22"> </text:span><text:span text:style-name="T20">Q</text:span><text:span text:style-name="T15">)</text:span></text:p>
      <text:p text:style-name="P44">результат</text:p>
      <text:p text:style-name="P37">"Сумма по столбцам матрицы A"</text:p>
      <text:p text:style-name="P40"><text:s text:c="3"/>2.3D+02 <text:s text:c="2"/>2.7D+02 <text:s text:c="2"/>1.7D+02 <text:s text:c="2"/>2.4D+02</text:p>
      <text:p text:style-name="P44">сумму по строкам,<text:bookmark text:name="page3R_mcid63"/><text:line-break/>решение</text:p>
      <text:p text:style-name="P7">R <text:span text:style-name="T5">=</text:span> <text:span text:style-name="T9">sum</text:span><text:span text:style-name="T11">(</text:span>A, <text:span text:style-name="T7">2</text:span><text:span text:style-name="T11">)</text:span></text:p>
      <text:p text:style-name="P19"><text:span text:style-name="T14">disp</text:span><text:span text:style-name="T15">(</text:span><text:span text:style-name="T18">"Сумма по строкам матрицы A"</text:span><text:span text:style-name="T20">,</text:span><text:span text:style-name="T22"> </text:span><text:span text:style-name="T20">R</text:span><text:span text:style-name="T15">)</text:span></text:p>
      <text:p text:style-name="P44">результат</text:p>
      <text:p text:style-name="P37">"Сумма по строкам матрицы A"</text:p>
      <text:p text:style-name="P40"><text:s text:c="3"/>1.9D+02</text:p>
      <text:p text:style-name="P40"><text:s text:c="3"/>3.2D+02</text:p>
      <text:p text:style-name="P40"><text:s text:c="3"/>1.7D+02</text:p>
      <text:p text:style-name="P40"><text:s text:c="3"/>2.4D+02</text:p>
      <text:p text:style-name="P44">сумму всех элементов матрицы,<text:bookmark text:name="page3R_mcid64"/><text:line-break/>решение</text:p>
      <text:p text:style-name="P7">S <text:span text:style-name="T5">=</text:span> <text:span text:style-name="T9">sum</text:span><text:span text:style-name="T11">(</text:span>A<text:span text:style-name="T11">)</text:span></text:p>
      <text:p text:style-name="P19"><text:span text:style-name="T14">disp</text:span><text:span text:style-name="T15">(</text:span><text:span text:style-name="T18">"Сумма всех элементов матрицы A"</text:span><text:span text:style-name="T20">,</text:span><text:span text:style-name="T22"> </text:span><text:span text:style-name="T20">S</text:span><text:span text:style-name="T15">)</text:span></text:p>
      <text:p text:style-name="P44">результат</text:p>
      <text:p text:style-name="P37">"Сумма всех элементов матрицы A"</text:p>
      <text:p text:style-name="P40"><text:s text:c="3"/>9.2D+02</text:p>
      <text:p text:style-name="P44">произведение элементов в столбцах,</text:p>
      <text:p text:style-name="P47">решение</text:p>
      <text:p text:style-name="P7">T <text:span text:style-name="T5">=</text:span> <text:span text:style-name="T9">prod</text:span><text:span text:style-name="T11">(</text:span>A, <text:span text:style-name="T7">1</text:span><text:span text:style-name="T11">)</text:span></text:p>
      <text:p text:style-name="P19"><text:span text:style-name="T14">disp</text:span><text:span text:style-name="T15">(</text:span><text:span text:style-name="T18">"Произведение элементов в столбцах матрицы A"</text:span><text:span text:style-name="T20">,</text:span><text:span text:style-name="T22"> </text:span><text:span text:style-name="T20">T</text:span><text:span text:style-name="T15">)</text:span></text:p>
      <text:p text:style-name="P44">результат</text:p>
      <text:p text:style-name="P37">"Произведение элементов в столбцах матрицы A"</text:p>
      <text:p text:style-name="P40"><text:s text:c="3"/>1.1D+06 <text:s text:c="2"/>1.4D+06 <text:s text:c="2"/>0.0D+00 <text:s text:c="2"/>1.2D+07</text:p>
      <text:p text:style-name="P23">произведение элементов в строках,<text:bookmark text:name="page30R_mcid1"/><text:line-break/><text:span text:style-name="T4">решение</text:span></text:p>
      <text:p text:style-name="P15"><text:soft-page-break/><text:span text:style-name="T4">U </text:span><text:span text:style-name="T6">=</text:span><text:span text:style-name="T4"> </text:span><text:span text:style-name="T10">prod</text:span><text:span text:style-name="T12">(</text:span><text:span text:style-name="T4">A, </text:span><text:span text:style-name="T8">2</text:span><text:span text:style-name="T12">)</text:span></text:p>
      <text:p text:style-name="P19"><text:span text:style-name="T14">disp</text:span><text:span text:style-name="T15">(</text:span><text:span text:style-name="T18">"Произведение элементов в строках матрицы A"</text:span><text:span text:style-name="T20">,</text:span><text:span text:style-name="T22"> </text:span><text:span text:style-name="T20">U</text:span><text:span text:style-name="T15">)</text:span></text:p>
      <text:p text:style-name="P43">результат</text:p>
      <text:p text:style-name="P36">"Произведение элементов в строках матрицы A"</text:p>
      <text:p text:style-name="P39"><text:s text:c="3"/>0.0D+00</text:p>
      <text:p text:style-name="P39"><text:s text:c="3"/>3.8D+07</text:p>
      <text:p text:style-name="P39"><text:s text:c="3"/>4.2D+05</text:p>
      <text:p text:style-name="P39"><text:s text:c="3"/>9.1D+05</text:p>
      <text:p text:style-name="P23">произведение всех элементов матрицы,<text:bookmark text:name="page30R_mcid2"/><text:line-break/><text:span text:style-name="T4">решение</text:span></text:p>
      <text:p text:style-name="P15"><text:span text:style-name="T4">V </text:span><text:span text:style-name="T6">=</text:span><text:span text:style-name="T4"> </text:span><text:span text:style-name="T10">prod</text:span><text:span text:style-name="T12">(</text:span><text:span text:style-name="T4">A</text:span><text:span text:style-name="T12">)</text:span></text:p>
      <text:p text:style-name="P19"><text:span text:style-name="T14">disp</text:span><text:span text:style-name="T15">(</text:span><text:span text:style-name="T18">"Произведение всех элементов матрицы A"</text:span><text:span text:style-name="T20">,</text:span><text:span text:style-name="T22"> </text:span><text:span text:style-name="T20">V</text:span><text:span text:style-name="T15">)</text:span></text:p>
      <text:p text:style-name="P43">результат</text:p>
      <text:p text:style-name="P36">"Произведение всех элементов матрицы A"</text:p>
      <text:p text:style-name="P39"><text:s text:c="3"/>0.0D+00</text:p>
      <text:p text:style-name="P23">минимальные и максимальные элементы в строках и столбцах матрицы и их индексы,<text:bookmark text:name="page30R_mcid3"/><text:line-break/><text:span text:style-name="T4">решение</text:span></text:p>
      <text:p text:style-name="P15"><text:span text:style-name="T12">[</text:span><text:span text:style-name="T4">element,</text:span><text:span text:style-name="T12"> </text:span><text:span text:style-name="T4">index</text:span><text:span text:style-name="T12">] </text:span><text:span text:style-name="T6">=</text:span><text:span text:style-name="T12"> </text:span><text:span text:style-name="T10">min</text:span><text:span text:style-name="T12">(</text:span><text:span text:style-name="T4">A,</text:span><text:span text:style-name="T12"> </text:span><text:span text:style-name="T8">'c'</text:span><text:span text:style-name="T12">)</text:span></text:p>
      <text:p text:style-name="P16"><text:span text:style-name="T9">disp</text:span><text:span text:style-name="T11">(</text:span><text:span text:style-name="T7">"Минимальные элементы в строках матрицы A и их индексы"</text:span><text:span text:style-name="T3">,</text:span> <text:span text:style-name="T3">element,</text:span> <text:span text:style-name="T3">index</text:span><text:span text:style-name="T11">)</text:span></text:p>
      <text:p text:style-name="P16"><text:span text:style-name="T11">[</text:span><text:span text:style-name="T3">element,</text:span> <text:span text:style-name="T3">index</text:span><text:span text:style-name="T11">]</text:span> <text:span text:style-name="T5">=</text:span> <text:span text:style-name="T9">min</text:span><text:span text:style-name="T11">(</text:span><text:span text:style-name="T3">A,</text:span> <text:span text:style-name="T7">'r'</text:span><text:span text:style-name="T11">)</text:span></text:p>
      <text:p text:style-name="P16"><text:span text:style-name="T9">disp</text:span><text:span text:style-name="T11">(</text:span><text:span text:style-name="T7">"Минимальные элементы в столбцах матрицы A и их индексы"</text:span><text:span text:style-name="T3">,</text:span> <text:span text:style-name="T3">element,</text:span> <text:span text:style-name="T3">index</text:span><text:span text:style-name="T11">)</text:span></text:p>
      <text:p text:style-name="P16"><text:span text:style-name="T11">[</text:span><text:span text:style-name="T3">element,</text:span> <text:span text:style-name="T3">index</text:span><text:span text:style-name="T11">]</text:span> <text:span text:style-name="T5">=</text:span> <text:span text:style-name="T9">max</text:span><text:span text:style-name="T11">(</text:span><text:span text:style-name="T3">A,</text:span> <text:span text:style-name="T7">'c'</text:span><text:span text:style-name="T11">)</text:span></text:p>
      <text:p text:style-name="P16"><text:span text:style-name="T9">disp</text:span><text:span text:style-name="T11">(</text:span><text:span text:style-name="T7">"Максимальные элементы в строках матрицы A и их индексы"</text:span><text:span text:style-name="T3">,</text:span> <text:span text:style-name="T3">element,</text:span> <text:span text:style-name="T3">index</text:span><text:span text:style-name="T11">)</text:span></text:p>
      <text:p text:style-name="P16"><text:span text:style-name="T11">[</text:span><text:span text:style-name="T3">element,</text:span> <text:span text:style-name="T3">index</text:span><text:span text:style-name="T11">]</text:span> <text:span text:style-name="T5">=</text:span> <text:span text:style-name="T9">max</text:span><text:span text:style-name="T11">(</text:span><text:span text:style-name="T3">A,</text:span> <text:span text:style-name="T7">'r'</text:span><text:span text:style-name="T11">)</text:span></text:p>
      <text:p text:style-name="P16"><text:span text:style-name="T9">disp</text:span><text:span text:style-name="T11">(</text:span><text:span text:style-name="T7">"Максимальные элементы в столбцах матрицы A и их индексы"</text:span><text:span text:style-name="T3">,</text:span> <text:span text:style-name="T3">element,</text:span> <text:span text:style-name="T3">index</text:span><text:span text:style-name="T11">)</text:span></text:p>
      <text:p text:style-name="P42">результат</text:p>
      <text:p text:style-name="P35">“Минимальные элементы в строках матрицы A и их индексы"</text:p>
      <text:p text:style-name="P38"><text:s text:c="3"/>0.0D+00</text:p>
      <text:p text:style-name="P38"><text:s text:c="3"/>5.0D+01</text:p>
      <text:p text:style-name="P38"><text:s text:c="3"/>3.0D+00</text:p>
      <text:p text:style-name="P38"><text:s text:c="3"/>2.0D+00</text:p>
      <text:p text:style-name="P38"/>
      <text:p text:style-name="P38"><text:s text:c="3"/>3.0D+00</text:p>
      <text:p text:style-name="P38"><text:s text:c="3"/>3.0D+00</text:p>
      <text:p text:style-name="P38"><text:s text:c="3"/>1.0D+00</text:p>
      <text:p text:style-name="P38"><text:s text:c="3"/>2.0D+00</text:p>
      <text:p text:style-name="P30"><text:soft-page-break/></text:p>
      <text:p text:style-name="P48"><text:s text:c="2"/>"Минимальные элементы в столбцах матрицы A и их индексы"</text:p>
      <text:p text:style-name="P50"><text:s text:c="3"/>3.0D+00 <text:s text:c="2"/>2.0D+00 <text:s text:c="2"/>0.0D+00 <text:s text:c="2"/>4.4D+01</text:p>
      <text:p text:style-name="P50"/>
      <text:p text:style-name="P50"><text:s text:c="3"/>3.0D+00 <text:s text:c="2"/>4.0D+00 <text:s text:c="2"/>1.0D+00 <text:s text:c="2"/>3.0D+00</text:p>
      <text:p text:style-name="P50"/>
      <text:p text:style-name="P50"><text:s text:c="2"/>"Максимальные элементы в строках матрицы A и их индексы"</text:p>
      <text:p text:style-name="P50"><text:s text:c="3"/>9.4D+01</text:p>
      <text:p text:style-name="P50"><text:s text:c="3"/>9.4D+01</text:p>
      <text:p text:style-name="P50"><text:s text:c="3"/>8.0D+01</text:p>
      <text:p text:style-name="P50"><text:s text:c="3"/>9.2D+01</text:p>
      <text:p text:style-name="P50"/>
      <text:p text:style-name="P50"><text:s text:c="3"/>2.0D+00</text:p>
      <text:p text:style-name="P50"><text:s text:c="3"/>1.0D+00</text:p>
      <text:p text:style-name="P50"><text:s text:c="3"/>2.0D+00</text:p>
      <text:p text:style-name="P50"><text:s text:c="3"/>1.0D+00</text:p>
      <text:p text:style-name="P50"/>
      <text:p text:style-name="P50"><text:s text:c="2"/>"Максимальные элементы в столбцах матрицы A и их индексы"</text:p>
      <text:p text:style-name="P50"><text:s text:c="3"/>9.4D+01 <text:s text:c="2"/>9.4D+01 <text:s text:c="2"/>8.4D+01 <text:s text:c="2"/>9.1D+01</text:p>
      <text:p text:style-name="P50"/>
      <text:p text:style-name="P50"><text:s text:c="3"/>2.0D+00 <text:s text:c="2"/>1.0D+00 <text:s text:c="2"/>4.0D+00 <text:s text:c="2"/>2.0D+00</text:p>
      <text:p text:style-name="P43"><text:bookmark text:name="page30R_mcid31"/>минимальный и максимальный элементы матрицы,</text:p>
      <text:p text:style-name="P46">решение</text:p>
      <text:p text:style-name="P11">W <text:span text:style-name="T5">=</text:span> <text:span text:style-name="T9">min</text:span><text:span text:style-name="T11">(</text:span>A<text:span text:style-name="T11">)</text:span></text:p>
      <text:p text:style-name="P17"><text:span text:style-name="T9">disp</text:span><text:span text:style-name="T11">(</text:span><text:span text:style-name="T7">"Минимальный элемент матрицы A"</text:span><text:span text:style-name="T3">,</text:span> <text:span text:style-name="T3">W</text:span><text:span text:style-name="T11">)</text:span></text:p>
      <text:p text:style-name="P17"><text:span text:style-name="T3">X</text:span> <text:span text:style-name="T5">=</text:span> <text:span text:style-name="T9">max</text:span><text:span text:style-name="T11">(</text:span><text:span text:style-name="T3">A</text:span><text:span text:style-name="T11">)</text:span></text:p>
      <text:p text:style-name="P20"><text:span text:style-name="T14">disp</text:span><text:span text:style-name="T15">(</text:span><text:span text:style-name="T18">"Максимальный элемент матрицы A"</text:span><text:span text:style-name="T20">,</text:span><text:span text:style-name="T22"> </text:span><text:span text:style-name="T20">X</text:span><text:span text:style-name="T15">)</text:span></text:p>
      <text:p text:style-name="P43">результат</text:p>
      <text:p text:style-name="P49">"Минимальный элемент матрицы A"</text:p>
      <text:p text:style-name="P51"><text:s text:c="3"/>0.0D+00</text:p>
      <text:p text:style-name="P51"/>
      <text:p text:style-name="P51"><text:s text:c="2"/>"Максимальный элемент матрицы A"</text:p>
      <text:p text:style-name="P43"><text:s text:c="3"/>9.4D+01<text:line-break/>след матрицы<text:bookmark text:name="page30R_mcid5"/><text:line-break/>решение</text:p>
      <text:p text:style-name="P8">Y <text:span text:style-name="T5">=</text:span> trace<text:span text:style-name="T11">(</text:span>A<text:span text:style-name="T11">)</text:span></text:p>
      <text:p text:style-name="P19"><text:span text:style-name="T14">disp</text:span><text:span text:style-name="T15">(</text:span><text:span text:style-name="T18">"След матрицы A"</text:span><text:span text:style-name="T20">,</text:span><text:span text:style-name="T22"> </text:span><text:span text:style-name="T20">Y</text:span><text:span text:style-name="T15">)</text:span></text:p>
      <text:p text:style-name="P43">результат</text:p>
      <text:p text:style-name="P36"><text:soft-page-break/>"След матрицы A"</text:p>
      <text:p text:style-name="P39"><text:s text:c="3"/>2.3D+02</text:p>
      <text:p text:style-name="P43">вывести в командное окно размер матрицы</text:p>
      <text:p text:style-name="P45">решение</text:p>
      <text:p text:style-name="P8">Z <text:span text:style-name="T5">=</text:span> <text:span text:style-name="T9">size</text:span><text:span text:style-name="T11">(</text:span>A<text:span text:style-name="T11">)</text:span></text:p>
      <text:p text:style-name="P19"><text:span text:style-name="T14">disp</text:span><text:span text:style-name="T15">(</text:span><text:span text:style-name="T18">"Размер матрицы A"</text:span><text:span text:style-name="T20">,</text:span><text:span text:style-name="T22"> </text:span><text:span text:style-name="T20">Z</text:span><text:span text:style-name="T15">)</text:span></text:p>
      <text:p text:style-name="P42">результат</text:p>
      <text:p text:style-name="P35">"Размер матрицы A"</text:p>
      <text:p text:style-name="P38"><text:s text:c="3"/>4.0D+00 <text:s text:c="2"/>4.0D+00</text:p>
      <text:p text:style-name="P31"/>
      <text:p text:style-name="P32"><text:bookmark text:name="page30R_mcid6"/>Проверить длину вектора<text:bookmark text:name="page30R_mcid7"/> V<text:bookmark text:name="page30R_mcid8"/>3.</text:p>
      <text:p text:style-name="P12">решение</text:p>
      <text:p text:style-name="P8">a <text:span text:style-name="T5">=</text:span> <text:span text:style-name="T9">length</text:span><text:span text:style-name="T11">(</text:span>V3<text:span text:style-name="T11">)</text:span></text:p>
      <text:p text:style-name="P19"><text:span text:style-name="T14">disp</text:span><text:span text:style-name="T15">(</text:span><text:span text:style-name="T18">"Длина вектора V3"</text:span><text:span text:style-name="T20">,</text:span><text:span text:style-name="T22"> </text:span><text:span text:style-name="T20">a</text:span><text:span text:style-name="T15">)</text:span></text:p>
      <text:p text:style-name="P58">результат</text:p>
      <text:p text:style-name="P13"><text:s/>"Длина вектора V3"</text:p>
      <text:p text:style-name="P60"><text:s text:c="3"/>1.1D+01</text:p>
      <text:p text:style-name="P68"><text:bookmark text:name="page30R_mcid9"/>Выведите на экран первый столбец и вторую строку матрицы А.</text:p>
      <text:p text:style-name="P58">Решение</text:p>
      <text:p text:style-name="P18"><text:span text:style-name="T3">b</text:span><text:span text:style-name="T11"> </text:span><text:span text:style-name="T5">=</text:span><text:span text:style-name="T11"> </text:span><text:span text:style-name="T3">A</text:span><text:span text:style-name="T11">(</text:span><text:span text:style-name="T25">:</text:span><text:span text:style-name="T3">,</text:span><text:span text:style-name="T11"> </text:span><text:span text:style-name="T7">1</text:span><text:span text:style-name="T11">)</text:span></text:p>
      <text:p text:style-name="P16"><text:span text:style-name="T9">disp</text:span><text:span text:style-name="T11">(</text:span><text:span text:style-name="T7">"1-ый столбец матрицы A"</text:span><text:span text:style-name="T3">,</text:span> <text:span text:style-name="T3">b</text:span><text:span text:style-name="T11">)</text:span></text:p>
      <text:p text:style-name="P16"><text:span text:style-name="T3">c</text:span> <text:span text:style-name="T5">=</text:span> <text:span text:style-name="T3">A</text:span><text:span text:style-name="T11">(</text:span><text:span text:style-name="T7">2</text:span><text:span text:style-name="T3">,</text:span> <text:span text:style-name="T25">:</text:span><text:span text:style-name="T11">)</text:span></text:p>
      <text:p text:style-name="P16"><text:span text:style-name="T9">disp</text:span><text:span text:style-name="T11">(</text:span><text:span text:style-name="T7">"2-ая строка матрицы A"</text:span><text:span text:style-name="T3">,</text:span> <text:span text:style-name="T3">c</text:span><text:span text:style-name="T11">)</text:span></text:p>
      <text:p text:style-name="P58">результат</text:p>
      <text:p text:style-name="P13"><text:s text:c="2"/>"1-ый столбец матрицы A"</text:p>
      <text:p text:style-name="P60"><text:s text:c="3"/>4.2D+01</text:p>
      <text:p text:style-name="P60"><text:s text:c="3"/>9.4D+01</text:p>
      <text:p text:style-name="P60"><text:s text:c="3"/>3.0D+00</text:p>
      <text:p text:style-name="P60"><text:s text:c="3"/>9.2D+01</text:p>
      <text:p text:style-name="P60"/>
      <text:p text:style-name="P60"><text:s text:c="2"/>"2-ая строка матрицы A"</text:p>
      <text:p text:style-name="P60"><text:s text:c="3"/>9.4D+01 <text:s text:c="2"/>9.0D+01 <text:s text:c="2"/>5.0D+01 <text:s text:c="2"/>9.1D+01</text:p>
      <text:p text:style-name="P68"><text:bookmark text:name="page30R_mcid10"/>Составьте матрицы размером 4*8 и 4*8, объединяя матрицы А и В с помощью операции конкатенации.</text:p>
      <text:p text:style-name="P58">Решение</text:p>
      <text:p text:style-name="P13">d <text:span text:style-name="T5">=</text:span> <text:span text:style-name="T11">[</text:span>A B<text:span text:style-name="T11">]</text:span></text:p>
      <text:p text:style-name="P19"><text:span text:style-name="T14">disp</text:span><text:span text:style-name="T15">(</text:span><text:span text:style-name="T18">"Конкатенация матриц A и B в ширину"</text:span><text:span text:style-name="T20">,</text:span><text:span text:style-name="T22"> </text:span><text:span text:style-name="T20">d</text:span><text:span text:style-name="T15">)</text:span></text:p>
      <text:p text:style-name="P16"><text:span text:style-name="T3">e</text:span><text:span text:style-name="T11"> </text:span><text:span text:style-name="T5">=</text:span><text:span text:style-name="T11"> [</text:span><text:span text:style-name="T3">A;</text:span><text:span text:style-name="T11"> </text:span><text:span text:style-name="T3">B</text:span><text:span text:style-name="T11">]</text:span></text:p>
      <text:p text:style-name="P19"><text:span text:style-name="T14">disp</text:span><text:span text:style-name="T15">(</text:span><text:span text:style-name="T18">"Конкатенация матриц A и B в высоту"</text:span><text:span text:style-name="T20">,</text:span><text:span text:style-name="T22"> </text:span><text:span text:style-name="T20">e</text:span><text:span text:style-name="T15">)</text:span></text:p>
      <text:p text:style-name="P58">результат</text:p>
      <text:p text:style-name="P13">"Конкатенация матриц A и B в ширину"</text:p>
      <text:p text:style-name="P60"><text:soft-page-break/><text:s text:c="9"/>column 1 to 6</text:p>
      <text:p text:style-name="P60"><text:s text:c="3"/>4.2D+01 <text:s text:c="2"/>9.4D+01 <text:s text:c="2"/>0.0D+00 <text:s text:c="2"/>5.0D+01 <text:s text:c="2"/>7.7D+01 <text:s text:c="2"/>7.2D+01</text:p>
      <text:p text:style-name="P60"><text:s text:c="3"/>9.4D+01 <text:s text:c="2"/>9.0D+01 <text:s text:c="2"/>5.0D+01 <text:s text:c="2"/>9.1D+01 <text:s text:c="2"/>7.9D+01 <text:s text:c="2"/>4.7D+01</text:p>
      <text:p text:style-name="P60"><text:s text:c="3"/>3.0D+00 <text:s text:c="2"/>8.0D+01 <text:s text:c="2"/>4.0D+01 <text:s text:c="2"/>4.4D+01 <text:s text:c="2"/>5.5D+01 <text:s text:c="2"/>6.3D+01</text:p>
      <text:p text:style-name="P60"><text:s text:c="3"/>9.2D+01 <text:s text:c="2"/>2.0D+00 <text:s text:c="2"/>8.4D+01 <text:s text:c="2"/>5.9D+01 <text:s text:c="2"/>4.0D+01 <text:s text:c="2"/>9.9D+01</text:p>
      <text:p text:style-name="P60"><text:s text:c="9"/>column 7 to 8</text:p>
      <text:p text:style-name="P60"><text:s text:c="3"/>1.5D+01 <text:s text:c="2"/>4.3D+01</text:p>
      <text:p text:style-name="P60"><text:s text:c="3"/>5.3D+01 <text:s text:c="2"/>2.0D+00</text:p>
      <text:p text:style-name="P60"><text:s text:c="3"/>2.1D+01 <text:s text:c="2"/>5.7D+01</text:p>
      <text:p text:style-name="P60"><text:s text:c="3"/>5.5D+01 <text:s text:c="2"/>7.1D+01</text:p>
      <text:p text:style-name="P60"/>
      <text:p text:style-name="P21">"Конкатенация матриц A и B в высоту"</text:p>
      <text:p text:style-name="P21"><text:s text:c="3"/>4.2D+01 <text:s text:c="2"/>9.4D+01 <text:s text:c="2"/>0.0D+00 <text:s text:c="2"/>5.0D+01</text:p>
      <text:p text:style-name="P21"><text:s text:c="3"/>9.4D+01 <text:s text:c="2"/>9.0D+01 <text:s text:c="2"/>5.0D+01 <text:s text:c="2"/>9.1D+01</text:p>
      <text:p text:style-name="P21"><text:s text:c="3"/>3.0D+00 <text:s text:c="2"/>8.0D+01 <text:s text:c="2"/>4.0D+01 <text:s text:c="2"/>4.4D+01</text:p>
      <text:p text:style-name="P21"><text:s text:c="3"/>9.2D+01 <text:s text:c="2"/>2.0D+00 <text:s text:c="2"/>8.4D+01 <text:s text:c="2"/>5.9D+01</text:p>
      <text:p text:style-name="P21"><text:s text:c="3"/>7.7D+01 <text:s text:c="2"/>7.2D+01 <text:s text:c="2"/>1.5D+01 <text:s text:c="2"/>4.3D+01</text:p>
      <text:p text:style-name="P21"><text:s text:c="3"/>7.9D+01 <text:s text:c="2"/>4.7D+01 <text:s text:c="2"/>5.3D+01 <text:s text:c="2"/>2.0D+00</text:p>
      <text:p text:style-name="P21"><text:s text:c="3"/>5.5D+01 <text:s text:c="2"/>6.3D+01 <text:s text:c="2"/>2.1D+01 <text:s text:c="2"/>5.7D+01</text:p>
      <text:p text:style-name="P21"><text:s text:c="3"/>4.0D+01 <text:s text:c="2"/>9.9D+01 <text:s text:c="2"/>5.5D+01 <text:s text:c="2"/>7.1D+01<text:bookmark text:name="page30R_mcid6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erif" svg:font-family="'DejaVu Serif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nconsolata" svg:font-family="Inconsolata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d" svg:font-family="Monospaced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4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4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6T18:08:57.951931903</meta:creation-date>
    <dc:date>2022-10-16T22:36:51.021079339</dc:date>
    <meta:editing-duration>PT4H26M27S</meta:editing-duration>
    <meta:editing-cycles>11</meta:editing-cycles>
    <meta:generator>LibreOffice/7.4.1.2$Linux_X86_64 LibreOffice_project/40$Build-2</meta:generator>
    <meta:document-statistic meta:table-count="0" meta:image-count="0" meta:object-count="0" meta:page-count="10" meta:paragraph-count="335" meta:word-count="1257" meta:character-count="9054" meta:non-whitespace-character-count="7270"/>
  </office:meta>
</office:document-meta>
</file>